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d_dept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_depto_orig</text:p>
          </table:table-cell>
          <table:table-cell office:value-type="string" calcext:value-type="string">
            <text:p>nom_depto_des</text:p>
          </table:table-cell>
          <table:table-cell office:value-type="string" calcext:value-type="string">
            <text:p>personas_mig</text:p>
          </table:table-cell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flujo</text:p>
          </table:table-cell>
          <table:table-cell office:value-type="string" calcext:value-type="string">
            <text:p>de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ARTIGAS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CONCATENATE(&quot; &quot;; [.A2])" office:value-type="string" office:string-value=" MONTEVIDEO" calcext:value-type="string">
            <text:p><text:s/>MONTEVIDEO</text:p>
          </table:table-cell>
          <table:table-cell table:formula="of:=CONCATENATE(&quot;[&quot;; [.C2]; &quot;]&quot;)" office:value-type="string" office:string-value="[914]" calcext:value-type="string">
            <text:p>[914]</text:p>
          </table:table-cell>
          <table:table-cell table:formula="of:=[.B2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ANELONES</text:p>
          </table:table-cell>
          <table:table-cell office:value-type="float" office:value="33127" calcext:value-type="float">
            <text:p>33127</text:p>
          </table:table-cell>
          <table:table-cell/>
          <table:table-cell table:formula="of:=CONCATENATE(&quot; &quot;; [.A3])" office:value-type="string" office:string-value=" MONTEVIDEO" calcext:value-type="string">
            <text:p><text:s/>MONTEVIDEO</text:p>
          </table:table-cell>
          <table:table-cell table:formula="of:=CONCATENATE(&quot;[&quot;; [.C3]; &quot;]&quot;)" office:value-type="string" office:string-value="[33127]" calcext:value-type="string">
            <text:p>[33127]</text:p>
          </table:table-cell>
          <table:table-cell table:formula="of:=[.B3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ERRO LARGO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CONCATENATE(&quot; &quot;; [.A4])" office:value-type="string" office:string-value=" MONTEVIDEO" calcext:value-type="string">
            <text:p><text:s/>MONTEVIDEO</text:p>
          </table:table-cell>
          <table:table-cell table:formula="of:=CONCATENATE(&quot;[&quot;; [.C4]; &quot;]&quot;)" office:value-type="string" office:string-value="[1387]" calcext:value-type="string">
            <text:p>[1387]</text:p>
          </table:table-cell>
          <table:table-cell table:formula="of:=[.B4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COLONIA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CONCATENATE(&quot; &quot;; [.A5])" office:value-type="string" office:string-value=" MONTEVIDEO" calcext:value-type="string">
            <text:p><text:s/>MONTEVIDEO</text:p>
          </table:table-cell>
          <table:table-cell table:formula="of:=CONCATENATE(&quot;[&quot;; [.C5]; &quot;]&quot;)" office:value-type="string" office:string-value="[2100]" calcext:value-type="string">
            <text:p>[2100]</text:p>
          </table:table-cell>
          <table:table-cell table:formula="of:=[.B5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DURAZNO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CONCATENATE(&quot; &quot;; [.A6])" office:value-type="string" office:string-value=" MONTEVIDEO" calcext:value-type="string">
            <text:p><text:s/>MONTEVIDEO</text:p>
          </table:table-cell>
          <table:table-cell table:formula="of:=CONCATENATE(&quot;[&quot;; [.C6]; &quot;]&quot;)" office:value-type="string" office:string-value="[982]" calcext:value-type="string">
            <text:p>[982]</text:p>
          </table:table-cell>
          <table:table-cell table:formula="of:=[.B6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FLORES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CONCATENATE(&quot; &quot;; [.A7])" office:value-type="string" office:string-value=" MONTEVIDEO" calcext:value-type="string">
            <text:p><text:s/>MONTEVIDEO</text:p>
          </table:table-cell>
          <table:table-cell table:formula="of:=CONCATENATE(&quot;[&quot;; [.C7]; &quot;]&quot;)" office:value-type="string" office:string-value="[378]" calcext:value-type="string">
            <text:p>[378]</text:p>
          </table:table-cell>
          <table:table-cell table:formula="of:=[.B7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FLORIDA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CONCATENATE(&quot; &quot;; [.A8])" office:value-type="string" office:string-value=" MONTEVIDEO" calcext:value-type="string">
            <text:p><text:s/>MONTEVIDEO</text:p>
          </table:table-cell>
          <table:table-cell table:formula="of:=CONCATENATE(&quot;[&quot;; [.C8]; &quot;]&quot;)" office:value-type="string" office:string-value="[1026]" calcext:value-type="string">
            <text:p>[1026]</text:p>
          </table:table-cell>
          <table:table-cell table:formula="of:=[.B8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LAVALLEJA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CONCATENATE(&quot; &quot;; [.A9])" office:value-type="string" office:string-value=" MONTEVIDEO" calcext:value-type="string">
            <text:p><text:s/>MONTEVIDEO</text:p>
          </table:table-cell>
          <table:table-cell table:formula="of:=CONCATENATE(&quot;[&quot;; [.C9]; &quot;]&quot;)" office:value-type="string" office:string-value="[825]" calcext:value-type="string">
            <text:p>[825]</text:p>
          </table:table-cell>
          <table:table-cell table:formula="of:=[.B9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MALDONADO</text:p>
          </table:table-cell>
          <table:table-cell office:value-type="float" office:value="3914" calcext:value-type="float">
            <text:p>3914</text:p>
          </table:table-cell>
          <table:table-cell/>
          <table:table-cell table:formula="of:=CONCATENATE(&quot; &quot;; [.A10])" office:value-type="string" office:string-value=" MONTEVIDEO" calcext:value-type="string">
            <text:p><text:s/>MONTEVIDEO</text:p>
          </table:table-cell>
          <table:table-cell table:formula="of:=CONCATENATE(&quot;[&quot;; [.C10]; &quot;]&quot;)" office:value-type="string" office:string-value="[3914]" calcext:value-type="string">
            <text:p>[3914]</text:p>
          </table:table-cell>
          <table:table-cell table:formula="of:=[.B10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PAYSANDU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CONCATENATE(&quot; &quot;; [.A11])" office:value-type="string" office:string-value=" MONTEVIDEO" calcext:value-type="string">
            <text:p><text:s/>MONTEVIDEO</text:p>
          </table:table-cell>
          <table:table-cell table:formula="of:=CONCATENATE(&quot;[&quot;; [.C11]; &quot;]&quot;)" office:value-type="string" office:string-value="[1075]" calcext:value-type="string">
            <text:p>[1075]</text:p>
          </table:table-cell>
          <table:table-cell table:formula="of:=[.B11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RIO NEGRO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CONCATENATE(&quot; &quot;; [.A12])" office:value-type="string" office:string-value=" MONTEVIDEO" calcext:value-type="string">
            <text:p><text:s/>MONTEVIDEO</text:p>
          </table:table-cell>
          <table:table-cell table:formula="of:=CONCATENATE(&quot;[&quot;; [.C12]; &quot;]&quot;)" office:value-type="string" office:string-value="[886]" calcext:value-type="string">
            <text:p>[886]</text:p>
          </table:table-cell>
          <table:table-cell table:formula="of:=[.B12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RIVERA</text:p>
          </table:table-cell>
          <table:table-cell office:value-type="float" office:value="1665" calcext:value-type="float">
            <text:p>1665</text:p>
          </table:table-cell>
          <table:table-cell/>
          <table:table-cell table:formula="of:=CONCATENATE(&quot; &quot;; [.A13])" office:value-type="string" office:string-value=" MONTEVIDEO" calcext:value-type="string">
            <text:p><text:s/>MONTEVIDEO</text:p>
          </table:table-cell>
          <table:table-cell table:formula="of:=CONCATENATE(&quot;[&quot;; [.C13]; &quot;]&quot;)" office:value-type="string" office:string-value="[1665]" calcext:value-type="string">
            <text:p>[1665]</text:p>
          </table:table-cell>
          <table:table-cell table:formula="of:=[.B13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ROCHA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CONCATENATE(&quot; &quot;; [.A14])" office:value-type="string" office:string-value=" MONTEVIDEO" calcext:value-type="string">
            <text:p><text:s/>MONTEVIDEO</text:p>
          </table:table-cell>
          <table:table-cell table:formula="of:=CONCATENATE(&quot;[&quot;; [.C14]; &quot;]&quot;)" office:value-type="string" office:string-value="[1266]" calcext:value-type="string">
            <text:p>[1266]</text:p>
          </table:table-cell>
          <table:table-cell table:formula="of:=[.B14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SALTO</text:p>
          </table:table-cell>
          <table:table-cell office:value-type="float" office:value="1547" calcext:value-type="float">
            <text:p>1547</text:p>
          </table:table-cell>
          <table:table-cell/>
          <table:table-cell table:formula="of:=CONCATENATE(&quot; &quot;; [.A15])" office:value-type="string" office:string-value=" MONTEVIDEO" calcext:value-type="string">
            <text:p><text:s/>MONTEVIDEO</text:p>
          </table:table-cell>
          <table:table-cell table:formula="of:=CONCATENATE(&quot;[&quot;; [.C15]; &quot;]&quot;)" office:value-type="string" office:string-value="[1547]" calcext:value-type="string">
            <text:p>[1547]</text:p>
          </table:table-cell>
          <table:table-cell table:formula="of:=[.B15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SAN JOSE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NCATENATE(&quot; &quot;; [.A16])" office:value-type="string" office:string-value=" MONTEVIDEO" calcext:value-type="string">
            <text:p><text:s/>MONTEVIDEO</text:p>
          </table:table-cell>
          <table:table-cell table:formula="of:=CONCATENATE(&quot;[&quot;; [.C16]; &quot;]&quot;)" office:value-type="string" office:string-value="[4209]" calcext:value-type="string">
            <text:p>[4209]</text:p>
          </table:table-cell>
          <table:table-cell table:formula="of:=[.B16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SORIANO</text:p>
          </table:table-cell>
          <table:table-cell office:value-type="float" office:value="1173" calcext:value-type="float">
            <text:p>1173</text:p>
          </table:table-cell>
          <table:table-cell/>
          <table:table-cell table:formula="of:=CONCATENATE(&quot; &quot;; [.A17])" office:value-type="string" office:string-value=" MONTEVIDEO" calcext:value-type="string">
            <text:p><text:s/>MONTEVIDEO</text:p>
          </table:table-cell>
          <table:table-cell table:formula="of:=CONCATENATE(&quot;[&quot;; [.C17]; &quot;]&quot;)" office:value-type="string" office:string-value="[1173]" calcext:value-type="string">
            <text:p>[1173]</text:p>
          </table:table-cell>
          <table:table-cell table:formula="of:=[.B1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TACUAREMBO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CONCATENATE(&quot; &quot;; [.A18])" office:value-type="string" office:string-value=" MONTEVIDEO" calcext:value-type="string">
            <text:p><text:s/>MONTEVIDEO</text:p>
          </table:table-cell>
          <table:table-cell table:formula="of:=CONCATENATE(&quot;[&quot;; [.C18]; &quot;]&quot;)" office:value-type="string" office:string-value="[1421]" calcext:value-type="string">
            <text:p>[1421]</text:p>
          </table:table-cell>
          <table:table-cell table:formula="of:=[.B1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TREINTA Y TRES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CONCATENATE(&quot; &quot;; [.A19])" office:value-type="string" office:string-value=" MONTEVIDEO" calcext:value-type="string">
            <text:p><text:s/>MONTEVIDEO</text:p>
          </table:table-cell>
          <table:table-cell table:formula="of:=CONCATENATE(&quot;[&quot;; [.C19]; &quot;]&quot;)" office:value-type="string" office:string-value="[760]" calcext:value-type="string">
            <text:p>[760]</text:p>
          </table:table-cell>
          <table:table-cell table:formula="of:=[.B1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MONTEVIDEO</text:p>
          </table:table-cell>
          <table:table-cell office:value-type="float" office:value="2395" calcext:value-type="float">
            <text:p>2395</text:p>
          </table:table-cell>
          <table:table-cell/>
          <table:table-cell table:formula="of:=CONCATENATE(&quot; &quot;; [.A20])" office:value-type="string" office:string-value=" ARTIGAS" calcext:value-type="string">
            <text:p><text:s/>ARTIGAS</text:p>
          </table:table-cell>
          <table:table-cell table:formula="of:=CONCATENATE(&quot;[&quot;; [.C20]; &quot;]&quot;)" office:value-type="string" office:string-value="[2395]" calcext:value-type="string">
            <text:p>[2395]</text:p>
          </table:table-cell>
          <table:table-cell table:formula="of:=[.B2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CANELONES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CONCATENATE(&quot; &quot;; [.A21])" office:value-type="string" office:string-value=" ARTIGAS" calcext:value-type="string">
            <text:p><text:s/>ARTIGAS</text:p>
          </table:table-cell>
          <table:table-cell table:formula="of:=CONCATENATE(&quot;[&quot;; [.C21]; &quot;]&quot;)" office:value-type="string" office:string-value="[536]" calcext:value-type="string">
            <text:p>[536]</text:p>
          </table:table-cell>
          <table:table-cell table:formula="of:=[.B21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CERRO LARG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 &quot;; [.A22])" office:value-type="string" office:string-value=" ARTIGAS" calcext:value-type="string">
            <text:p><text:s/>ARTIGAS</text:p>
          </table:table-cell>
          <table:table-cell table:formula="of:=CONCATENATE(&quot;[&quot;; [.C22]; &quot;]&quot;)" office:value-type="string" office:string-value="[20]" calcext:value-type="string">
            <text:p>[20]</text:p>
          </table:table-cell>
          <table:table-cell table:formula="of:=[.B22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COLONIA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CONCATENATE(&quot; &quot;; [.A23])" office:value-type="string" office:string-value=" ARTIGAS" calcext:value-type="string">
            <text:p><text:s/>ARTIGAS</text:p>
          </table:table-cell>
          <table:table-cell table:formula="of:=CONCATENATE(&quot;[&quot;; [.C23]; &quot;]&quot;)" office:value-type="string" office:string-value="[167]" calcext:value-type="string">
            <text:p>[167]</text:p>
          </table:table-cell>
          <table:table-cell table:formula="of:=[.B23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DURAZNO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&quot; &quot;; [.A24])" office:value-type="string" office:string-value=" ARTIGAS" calcext:value-type="string">
            <text:p><text:s/>ARTIGAS</text:p>
          </table:table-cell>
          <table:table-cell table:formula="of:=CONCATENATE(&quot;[&quot;; [.C24]; &quot;]&quot;)" office:value-type="string" office:string-value="[33]" calcext:value-type="string">
            <text:p>[33]</text:p>
          </table:table-cell>
          <table:table-cell table:formula="of:=[.B24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FLORES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&quot; &quot;; [.A25])" office:value-type="string" office:string-value=" ARTIGAS" calcext:value-type="string">
            <text:p><text:s/>ARTIGAS</text:p>
          </table:table-cell>
          <table:table-cell table:formula="of:=CONCATENATE(&quot;[&quot;; [.C25]; &quot;]&quot;)" office:value-type="string" office:string-value="[21]" calcext:value-type="string">
            <text:p>[21]</text:p>
          </table:table-cell>
          <table:table-cell table:formula="of:=[.B25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&quot; &quot;; [.A26])" office:value-type="string" office:string-value=" ARTIGAS" calcext:value-type="string">
            <text:p><text:s/>ARTIGAS</text:p>
          </table:table-cell>
          <table:table-cell table:formula="of:=CONCATENATE(&quot;[&quot;; [.C26]; &quot;]&quot;)" office:value-type="string" office:string-value="[40]" calcext:value-type="string">
            <text:p>[40]</text:p>
          </table:table-cell>
          <table:table-cell table:formula="of:=[.B26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LAVALLEJA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 &quot;; [.A27])" office:value-type="string" office:string-value=" ARTIGAS" calcext:value-type="string">
            <text:p><text:s/>ARTIGAS</text:p>
          </table:table-cell>
          <table:table-cell table:formula="of:=CONCATENATE(&quot;[&quot;; [.C27]; &quot;]&quot;)" office:value-type="string" office:string-value="[15]" calcext:value-type="string">
            <text:p>[15]</text:p>
          </table:table-cell>
          <table:table-cell table:formula="of:=[.B27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MALDONADO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CONCATENATE(&quot; &quot;; [.A28])" office:value-type="string" office:string-value=" ARTIGAS" calcext:value-type="string">
            <text:p><text:s/>ARTIGAS</text:p>
          </table:table-cell>
          <table:table-cell table:formula="of:=CONCATENATE(&quot;[&quot;; [.C28]; &quot;]&quot;)" office:value-type="string" office:string-value="[472]" calcext:value-type="string">
            <text:p>[472]</text:p>
          </table:table-cell>
          <table:table-cell table:formula="of:=[.B28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PAYSANDU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&quot; &quot;; [.A29])" office:value-type="string" office:string-value=" ARTIGAS" calcext:value-type="string">
            <text:p><text:s/>ARTIGAS</text:p>
          </table:table-cell>
          <table:table-cell table:formula="of:=CONCATENATE(&quot;[&quot;; [.C29]; &quot;]&quot;)" office:value-type="string" office:string-value="[200]" calcext:value-type="string">
            <text:p>[200]</text:p>
          </table:table-cell>
          <table:table-cell table:formula="of:=[.B29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RIO NEGRO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 &quot;; [.A30])" office:value-type="string" office:string-value=" ARTIGAS" calcext:value-type="string">
            <text:p><text:s/>ARTIGAS</text:p>
          </table:table-cell>
          <table:table-cell table:formula="of:=CONCATENATE(&quot;[&quot;; [.C30]; &quot;]&quot;)" office:value-type="string" office:string-value="[57]" calcext:value-type="string">
            <text:p>[57]</text:p>
          </table:table-cell>
          <table:table-cell table:formula="of:=[.B30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RIVERA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CONCATENATE(&quot; &quot;; [.A31])" office:value-type="string" office:string-value=" ARTIGAS" calcext:value-type="string">
            <text:p><text:s/>ARTIGAS</text:p>
          </table:table-cell>
          <table:table-cell table:formula="of:=CONCATENATE(&quot;[&quot;; [.C31]; &quot;]&quot;)" office:value-type="string" office:string-value="[146]" calcext:value-type="string">
            <text:p>[146]</text:p>
          </table:table-cell>
          <table:table-cell table:formula="of:=[.B31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ROCHA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&quot; &quot;; [.A32])" office:value-type="string" office:string-value=" ARTIGAS" calcext:value-type="string">
            <text:p><text:s/>ARTIGAS</text:p>
          </table:table-cell>
          <table:table-cell table:formula="of:=CONCATENATE(&quot;[&quot;; [.C32]; &quot;]&quot;)" office:value-type="string" office:string-value="[47]" calcext:value-type="string">
            <text:p>[47]</text:p>
          </table:table-cell>
          <table:table-cell table:formula="of:=[.B32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SALTO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CONCATENATE(&quot; &quot;; [.A33])" office:value-type="string" office:string-value=" ARTIGAS" calcext:value-type="string">
            <text:p><text:s/>ARTIGAS</text:p>
          </table:table-cell>
          <table:table-cell table:formula="of:=CONCATENATE(&quot;[&quot;; [.C33]; &quot;]&quot;)" office:value-type="string" office:string-value="[794]" calcext:value-type="string">
            <text:p>[794]</text:p>
          </table:table-cell>
          <table:table-cell table:formula="of:=[.B33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SAN JOSE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&quot; &quot;; [.A34])" office:value-type="string" office:string-value=" ARTIGAS" calcext:value-type="string">
            <text:p><text:s/>ARTIGAS</text:p>
          </table:table-cell>
          <table:table-cell table:formula="of:=CONCATENATE(&quot;[&quot;; [.C34]; &quot;]&quot;)" office:value-type="string" office:string-value="[92]" calcext:value-type="string">
            <text:p>[92]</text:p>
          </table:table-cell>
          <table:table-cell table:formula="of:=[.B34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SORIANO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&quot; &quot;; [.A35])" office:value-type="string" office:string-value=" ARTIGAS" calcext:value-type="string">
            <text:p><text:s/>ARTIGAS</text:p>
          </table:table-cell>
          <table:table-cell table:formula="of:=CONCATENATE(&quot;[&quot;; [.C35]; &quot;]&quot;)" office:value-type="string" office:string-value="[24]" calcext:value-type="string">
            <text:p>[24]</text:p>
          </table:table-cell>
          <table:table-cell table:formula="of:=[.B35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TACUAREMBO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&quot; &quot;; [.A36])" office:value-type="string" office:string-value=" ARTIGAS" calcext:value-type="string">
            <text:p><text:s/>ARTIGAS</text:p>
          </table:table-cell>
          <table:table-cell table:formula="of:=CONCATENATE(&quot;[&quot;; [.C36]; &quot;]&quot;)" office:value-type="string" office:string-value="[100]" calcext:value-type="string">
            <text:p>[100]</text:p>
          </table:table-cell>
          <table:table-cell table:formula="of:=[.B3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TREINTA Y TRES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 &quot;; [.A37])" office:value-type="string" office:string-value=" ARTIGAS" calcext:value-type="string">
            <text:p><text:s/>ARTIGAS</text:p>
          </table:table-cell>
          <table:table-cell table:formula="of:=CONCATENATE(&quot;[&quot;; [.C37]; &quot;]&quot;)" office:value-type="string" office:string-value="[5]" calcext:value-type="string">
            <text:p>[5]</text:p>
          </table:table-cell>
          <table:table-cell table:formula="of:=[.B3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MONTEVIDEO</text:p>
          </table:table-cell>
          <table:table-cell office:value-type="float" office:value="11162" calcext:value-type="float">
            <text:p>11162</text:p>
          </table:table-cell>
          <table:table-cell/>
          <table:table-cell table:formula="of:=CONCATENATE(&quot; &quot;; [.A38])" office:value-type="string" office:string-value=" CANELONES" calcext:value-type="string">
            <text:p><text:s/>CANELONES</text:p>
          </table:table-cell>
          <table:table-cell table:formula="of:=CONCATENATE(&quot;[&quot;; [.C38]; &quot;]&quot;)" office:value-type="string" office:string-value="[11162]" calcext:value-type="string">
            <text:p>[11162]</text:p>
          </table:table-cell>
          <table:table-cell table:formula="of:=[.B3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ARTIGAS</text:p>
          </table:table-cell>
          <table:table-cell office:value-type="float" office:value="74" calcext:value-type="float">
            <text:p>74</text:p>
          </table:table-cell>
          <table:table-cell/>
          <table:table-cell table:formula="of:=CONCATENATE(&quot; &quot;; [.A39])" office:value-type="string" office:string-value=" CANELONES" calcext:value-type="string">
            <text:p><text:s/>CANELONES</text:p>
          </table:table-cell>
          <table:table-cell table:formula="of:=CONCATENATE(&quot;[&quot;; [.C39]; &quot;]&quot;)" office:value-type="string" office:string-value="[74]" calcext:value-type="string">
            <text:p>[74]</text:p>
          </table:table-cell>
          <table:table-cell table:formula="of:=[.B3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CERRO LARGO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CONCATENATE(&quot; &quot;; [.A40])" office:value-type="string" office:string-value=" CANELONES" calcext:value-type="string">
            <text:p><text:s/>CANELONES</text:p>
          </table:table-cell>
          <table:table-cell table:formula="of:=CONCATENATE(&quot;[&quot;; [.C40]; &quot;]&quot;)" office:value-type="string" office:string-value="[274]" calcext:value-type="string">
            <text:p>[274]</text:p>
          </table:table-cell>
          <table:table-cell table:formula="of:=[.B40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COLONIA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CONCATENATE(&quot; &quot;; [.A41])" office:value-type="string" office:string-value=" CANELONES" calcext:value-type="string">
            <text:p><text:s/>CANELONES</text:p>
          </table:table-cell>
          <table:table-cell table:formula="of:=CONCATENATE(&quot;[&quot;; [.C41]; &quot;]&quot;)" office:value-type="string" office:string-value="[422]" calcext:value-type="string">
            <text:p>[422]</text:p>
          </table:table-cell>
          <table:table-cell table:formula="of:=[.B41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DURAZNO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CONCATENATE(&quot; &quot;; [.A42])" office:value-type="string" office:string-value=" CANELONES" calcext:value-type="string">
            <text:p><text:s/>CANELONES</text:p>
          </table:table-cell>
          <table:table-cell table:formula="of:=CONCATENATE(&quot;[&quot;; [.C42]; &quot;]&quot;)" office:value-type="string" office:string-value="[223]" calcext:value-type="string">
            <text:p>[223]</text:p>
          </table:table-cell>
          <table:table-cell table:formula="of:=[.B42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FLORES</text:p>
          </table:table-cell>
          <table:table-cell office:value-type="float" office:value="82" calcext:value-type="float">
            <text:p>82</text:p>
          </table:table-cell>
          <table:table-cell/>
          <table:table-cell table:formula="of:=CONCATENATE(&quot; &quot;; [.A43])" office:value-type="string" office:string-value=" CANELONES" calcext:value-type="string">
            <text:p><text:s/>CANELONES</text:p>
          </table:table-cell>
          <table:table-cell table:formula="of:=CONCATENATE(&quot;[&quot;; [.C43]; &quot;]&quot;)" office:value-type="string" office:string-value="[82]" calcext:value-type="string">
            <text:p>[82]</text:p>
          </table:table-cell>
          <table:table-cell table:formula="of:=[.B43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FLORIDA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CONCATENATE(&quot; &quot;; [.A44])" office:value-type="string" office:string-value=" CANELONES" calcext:value-type="string">
            <text:p><text:s/>CANELONES</text:p>
          </table:table-cell>
          <table:table-cell table:formula="of:=CONCATENATE(&quot;[&quot;; [.C44]; &quot;]&quot;)" office:value-type="string" office:string-value="[670]" calcext:value-type="string">
            <text:p>[670]</text:p>
          </table:table-cell>
          <table:table-cell table:formula="of:=[.B44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LAVALLEJA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CONCATENATE(&quot; &quot;; [.A45])" office:value-type="string" office:string-value=" CANELONES" calcext:value-type="string">
            <text:p><text:s/>CANELONES</text:p>
          </table:table-cell>
          <table:table-cell table:formula="of:=CONCATENATE(&quot;[&quot;; [.C45]; &quot;]&quot;)" office:value-type="string" office:string-value="[403]" calcext:value-type="string">
            <text:p>[403]</text:p>
          </table:table-cell>
          <table:table-cell table:formula="of:=[.B45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MALDONADO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CONCATENATE(&quot; &quot;; [.A46])" office:value-type="string" office:string-value=" CANELONES" calcext:value-type="string">
            <text:p><text:s/>CANELONES</text:p>
          </table:table-cell>
          <table:table-cell table:formula="of:=CONCATENATE(&quot;[&quot;; [.C46]; &quot;]&quot;)" office:value-type="string" office:string-value="[1345]" calcext:value-type="string">
            <text:p>[1345]</text:p>
          </table:table-cell>
          <table:table-cell table:formula="of:=[.B46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PAYSANDU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CONCATENATE(&quot; &quot;; [.A47])" office:value-type="string" office:string-value=" CANELONES" calcext:value-type="string">
            <text:p><text:s/>CANELONES</text:p>
          </table:table-cell>
          <table:table-cell table:formula="of:=CONCATENATE(&quot;[&quot;; [.C47]; &quot;]&quot;)" office:value-type="string" office:string-value="[148]" calcext:value-type="string">
            <text:p>[148]</text:p>
          </table:table-cell>
          <table:table-cell table:formula="of:=[.B47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RIO NEGRO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CONCATENATE(&quot; &quot;; [.A48])" office:value-type="string" office:string-value=" CANELONES" calcext:value-type="string">
            <text:p><text:s/>CANELONES</text:p>
          </table:table-cell>
          <table:table-cell table:formula="of:=CONCATENATE(&quot;[&quot;; [.C48]; &quot;]&quot;)" office:value-type="string" office:string-value="[154]" calcext:value-type="string">
            <text:p>[154]</text:p>
          </table:table-cell>
          <table:table-cell table:formula="of:=[.B48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RIVERA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CONCATENATE(&quot; &quot;; [.A49])" office:value-type="string" office:string-value=" CANELONES" calcext:value-type="string">
            <text:p><text:s/>CANELONES</text:p>
          </table:table-cell>
          <table:table-cell table:formula="of:=CONCATENATE(&quot;[&quot;; [.C49]; &quot;]&quot;)" office:value-type="string" office:string-value="[320]" calcext:value-type="string">
            <text:p>[320]</text:p>
          </table:table-cell>
          <table:table-cell table:formula="of:=[.B49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ROCHA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CONCATENATE(&quot; &quot;; [.A50])" office:value-type="string" office:string-value=" CANELONES" calcext:value-type="string">
            <text:p><text:s/>CANELONES</text:p>
          </table:table-cell>
          <table:table-cell table:formula="of:=CONCATENATE(&quot;[&quot;; [.C50]; &quot;]&quot;)" office:value-type="string" office:string-value="[360]" calcext:value-type="string">
            <text:p>[360]</text:p>
          </table:table-cell>
          <table:table-cell table:formula="of:=[.B50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SALTO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CONCATENATE(&quot; &quot;; [.A51])" office:value-type="string" office:string-value=" CANELONES" calcext:value-type="string">
            <text:p><text:s/>CANELONES</text:p>
          </table:table-cell>
          <table:table-cell table:formula="of:=CONCATENATE(&quot;[&quot;; [.C51]; &quot;]&quot;)" office:value-type="string" office:string-value="[159]" calcext:value-type="string">
            <text:p>[159]</text:p>
          </table:table-cell>
          <table:table-cell table:formula="of:=[.B51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SAN JOSE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CONCATENATE(&quot; &quot;; [.A52])" office:value-type="string" office:string-value=" CANELONES" calcext:value-type="string">
            <text:p><text:s/>CANELONES</text:p>
          </table:table-cell>
          <table:table-cell table:formula="of:=CONCATENATE(&quot;[&quot;; [.C52]; &quot;]&quot;)" office:value-type="string" office:string-value="[908]" calcext:value-type="string">
            <text:p>[908]</text:p>
          </table:table-cell>
          <table:table-cell table:formula="of:=[.B52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SORIANO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CONCATENATE(&quot; &quot;; [.A53])" office:value-type="string" office:string-value=" CANELONES" calcext:value-type="string">
            <text:p><text:s/>CANELONES</text:p>
          </table:table-cell>
          <table:table-cell table:formula="of:=CONCATENATE(&quot;[&quot;; [.C53]; &quot;]&quot;)" office:value-type="string" office:string-value="[154]" calcext:value-type="string">
            <text:p>[154]</text:p>
          </table:table-cell>
          <table:table-cell table:formula="of:=[.B53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TACUAREMBO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CONCATENATE(&quot; &quot;; [.A54])" office:value-type="string" office:string-value=" CANELONES" calcext:value-type="string">
            <text:p><text:s/>CANELONES</text:p>
          </table:table-cell>
          <table:table-cell table:formula="of:=CONCATENATE(&quot;[&quot;; [.C54]; &quot;]&quot;)" office:value-type="string" office:string-value="[251]" calcext:value-type="string">
            <text:p>[251]</text:p>
          </table:table-cell>
          <table:table-cell table:formula="of:=[.B54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CANELONES</text:p>
          </table:table-cell>
          <table:table-cell office:value-type="string" calcext:value-type="string">
            <text:p>TREINTA Y TRES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CONCATENATE(&quot; &quot;; [.A55])" office:value-type="string" office:string-value=" CANELONES" calcext:value-type="string">
            <text:p><text:s/>CANELONES</text:p>
          </table:table-cell>
          <table:table-cell table:formula="of:=CONCATENATE(&quot;[&quot;; [.C55]; &quot;]&quot;)" office:value-type="string" office:string-value="[124]" calcext:value-type="string">
            <text:p>[124]</text:p>
          </table:table-cell>
          <table:table-cell table:formula="of:=[.B5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MONTEVIDEO</text:p>
          </table:table-cell>
          <table:table-cell office:value-type="float" office:value="1805" calcext:value-type="float">
            <text:p>1805</text:p>
          </table:table-cell>
          <table:table-cell/>
          <table:table-cell table:formula="of:=CONCATENATE(&quot; &quot;; [.A56])" office:value-type="string" office:string-value=" CERRO LARGO" calcext:value-type="string">
            <text:p><text:s/>CERRO LARGO</text:p>
          </table:table-cell>
          <table:table-cell table:formula="of:=CONCATENATE(&quot;[&quot;; [.C56]; &quot;]&quot;)" office:value-type="string" office:string-value="[1805]" calcext:value-type="string">
            <text:p>[1805]</text:p>
          </table:table-cell>
          <table:table-cell table:formula="of:=[.B5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ARTIGAS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 &quot;; [.A57])" office:value-type="string" office:string-value=" CERRO LARGO" calcext:value-type="string">
            <text:p><text:s/>CERRO LARGO</text:p>
          </table:table-cell>
          <table:table-cell table:formula="of:=CONCATENATE(&quot;[&quot;; [.C57]; &quot;]&quot;)" office:value-type="string" office:string-value="[15]" calcext:value-type="string">
            <text:p>[15]</text:p>
          </table:table-cell>
          <table:table-cell table:formula="of:=[.B5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CANELONES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CONCATENATE(&quot; &quot;; [.A58])" office:value-type="string" office:string-value=" CERRO LARGO" calcext:value-type="string">
            <text:p><text:s/>CERRO LARGO</text:p>
          </table:table-cell>
          <table:table-cell table:formula="of:=CONCATENATE(&quot;[&quot;; [.C58]; &quot;]&quot;)" office:value-type="string" office:string-value="[435]" calcext:value-type="string">
            <text:p>[435]</text:p>
          </table:table-cell>
          <table:table-cell table:formula="of:=[.B5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COLONIA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&quot; &quot;; [.A59])" office:value-type="string" office:string-value=" CERRO LARGO" calcext:value-type="string">
            <text:p><text:s/>CERRO LARGO</text:p>
          </table:table-cell>
          <table:table-cell table:formula="of:=CONCATENATE(&quot;[&quot;; [.C59]; &quot;]&quot;)" office:value-type="string" office:string-value="[63]" calcext:value-type="string">
            <text:p>[63]</text:p>
          </table:table-cell>
          <table:table-cell table:formula="of:=[.B59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DURAZNO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&quot; &quot;; [.A60])" office:value-type="string" office:string-value=" CERRO LARGO" calcext:value-type="string">
            <text:p><text:s/>CERRO LARGO</text:p>
          </table:table-cell>
          <table:table-cell table:formula="of:=CONCATENATE(&quot;[&quot;; [.C60]; &quot;]&quot;)" office:value-type="string" office:string-value="[67]" calcext:value-type="string">
            <text:p>[67]</text:p>
          </table:table-cell>
          <table:table-cell table:formula="of:=[.B60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FLORES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 &quot;; [.A61])" office:value-type="string" office:string-value=" CERRO LARGO" calcext:value-type="string">
            <text:p><text:s/>CERRO LARGO</text:p>
          </table:table-cell>
          <table:table-cell table:formula="of:=CONCATENATE(&quot;[&quot;; [.C61]; &quot;]&quot;)" office:value-type="string" office:string-value="[5]" calcext:value-type="string">
            <text:p>[5]</text:p>
          </table:table-cell>
          <table:table-cell table:formula="of:=[.B61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FLORIDA</text:p>
          </table:table-cell>
          <table:table-cell office:value-type="float" office:value="73" calcext:value-type="float">
            <text:p>73</text:p>
          </table:table-cell>
          <table:table-cell/>
          <table:table-cell table:formula="of:=CONCATENATE(&quot; &quot;; [.A62])" office:value-type="string" office:string-value=" CERRO LARGO" calcext:value-type="string">
            <text:p><text:s/>CERRO LARGO</text:p>
          </table:table-cell>
          <table:table-cell table:formula="of:=CONCATENATE(&quot;[&quot;; [.C62]; &quot;]&quot;)" office:value-type="string" office:string-value="[73]" calcext:value-type="string">
            <text:p>[73]</text:p>
          </table:table-cell>
          <table:table-cell table:formula="of:=[.B62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LAVALLEJA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CONCATENATE(&quot; &quot;; [.A63])" office:value-type="string" office:string-value=" CERRO LARGO" calcext:value-type="string">
            <text:p><text:s/>CERRO LARGO</text:p>
          </table:table-cell>
          <table:table-cell table:formula="of:=CONCATENATE(&quot;[&quot;; [.C63]; &quot;]&quot;)" office:value-type="string" office:string-value="[131]" calcext:value-type="string">
            <text:p>[131]</text:p>
          </table:table-cell>
          <table:table-cell table:formula="of:=[.B63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MALDONADO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CONCATENATE(&quot; &quot;; [.A64])" office:value-type="string" office:string-value=" CERRO LARGO" calcext:value-type="string">
            <text:p><text:s/>CERRO LARGO</text:p>
          </table:table-cell>
          <table:table-cell table:formula="of:=CONCATENATE(&quot;[&quot;; [.C64]; &quot;]&quot;)" office:value-type="string" office:string-value="[810]" calcext:value-type="string">
            <text:p>[810]</text:p>
          </table:table-cell>
          <table:table-cell table:formula="of:=[.B64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PAYSANDU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 &quot;; [.A65])" office:value-type="string" office:string-value=" CERRO LARGO" calcext:value-type="string">
            <text:p><text:s/>CERRO LARGO</text:p>
          </table:table-cell>
          <table:table-cell table:formula="of:=CONCATENATE(&quot;[&quot;; [.C65]; &quot;]&quot;)" office:value-type="string" office:string-value="[61]" calcext:value-type="string">
            <text:p>[61]</text:p>
          </table:table-cell>
          <table:table-cell table:formula="of:=[.B65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RIO NEGRO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 &quot;; [.A66])" office:value-type="string" office:string-value=" CERRO LARGO" calcext:value-type="string">
            <text:p><text:s/>CERRO LARGO</text:p>
          </table:table-cell>
          <table:table-cell table:formula="of:=CONCATENATE(&quot;[&quot;; [.C66]; &quot;]&quot;)" office:value-type="string" office:string-value="[41]" calcext:value-type="string">
            <text:p>[41]</text:p>
          </table:table-cell>
          <table:table-cell table:formula="of:=[.B66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RIVERA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 &quot;; [.A67])" office:value-type="string" office:string-value=" CERRO LARGO" calcext:value-type="string">
            <text:p><text:s/>CERRO LARGO</text:p>
          </table:table-cell>
          <table:table-cell table:formula="of:=CONCATENATE(&quot;[&quot;; [.C67]; &quot;]&quot;)" office:value-type="string" office:string-value="[145]" calcext:value-type="string">
            <text:p>[145]</text:p>
          </table:table-cell>
          <table:table-cell table:formula="of:=[.B67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ROCHA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 &quot;; [.A68])" office:value-type="string" office:string-value=" CERRO LARGO" calcext:value-type="string">
            <text:p><text:s/>CERRO LARGO</text:p>
          </table:table-cell>
          <table:table-cell table:formula="of:=CONCATENATE(&quot;[&quot;; [.C68]; &quot;]&quot;)" office:value-type="string" office:string-value="[95]" calcext:value-type="string">
            <text:p>[95]</text:p>
          </table:table-cell>
          <table:table-cell table:formula="of:=[.B68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SALTO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&quot; &quot;; [.A69])" office:value-type="string" office:string-value=" CERRO LARGO" calcext:value-type="string">
            <text:p><text:s/>CERRO LARGO</text:p>
          </table:table-cell>
          <table:table-cell table:formula="of:=CONCATENATE(&quot;[&quot;; [.C69]; &quot;]&quot;)" office:value-type="string" office:string-value="[19]" calcext:value-type="string">
            <text:p>[19]</text:p>
          </table:table-cell>
          <table:table-cell table:formula="of:=[.B69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SAN JOSE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 &quot;; [.A70])" office:value-type="string" office:string-value=" CERRO LARGO" calcext:value-type="string">
            <text:p><text:s/>CERRO LARGO</text:p>
          </table:table-cell>
          <table:table-cell table:formula="of:=CONCATENATE(&quot;[&quot;; [.C70]; &quot;]&quot;)" office:value-type="string" office:string-value="[49]" calcext:value-type="string">
            <text:p>[49]</text:p>
          </table:table-cell>
          <table:table-cell table:formula="of:=[.B70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SORIANO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 &quot;; [.A71])" office:value-type="string" office:string-value=" CERRO LARGO" calcext:value-type="string">
            <text:p><text:s/>CERRO LARGO</text:p>
          </table:table-cell>
          <table:table-cell table:formula="of:=CONCATENATE(&quot;[&quot;; [.C71]; &quot;]&quot;)" office:value-type="string" office:string-value="[34]" calcext:value-type="string">
            <text:p>[34]</text:p>
          </table:table-cell>
          <table:table-cell table:formula="of:=[.B71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TACUAREMBO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NCATENATE(&quot; &quot;; [.A72])" office:value-type="string" office:string-value=" CERRO LARGO" calcext:value-type="string">
            <text:p><text:s/>CERRO LARGO</text:p>
          </table:table-cell>
          <table:table-cell table:formula="of:=CONCATENATE(&quot;[&quot;; [.C72]; &quot;]&quot;)" office:value-type="string" office:string-value="[135]" calcext:value-type="string">
            <text:p>[135]</text:p>
          </table:table-cell>
          <table:table-cell table:formula="of:=[.B72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TREINTA Y TRES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CONCATENATE(&quot; &quot;; [.A73])" office:value-type="string" office:string-value=" CERRO LARGO" calcext:value-type="string">
            <text:p><text:s/>CERRO LARGO</text:p>
          </table:table-cell>
          <table:table-cell table:formula="of:=CONCATENATE(&quot;[&quot;; [.C73]; &quot;]&quot;)" office:value-type="string" office:string-value="[476]" calcext:value-type="string">
            <text:p>[476]</text:p>
          </table:table-cell>
          <table:table-cell table:formula="of:=[.B73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MONTEVIDEO</text:p>
          </table:table-cell>
          <table:table-cell office:value-type="float" office:value="2690" calcext:value-type="float">
            <text:p>2690</text:p>
          </table:table-cell>
          <table:table-cell/>
          <table:table-cell table:formula="of:=CONCATENATE(&quot; &quot;; [.A74])" office:value-type="string" office:string-value=" COLONIA" calcext:value-type="string">
            <text:p><text:s/>COLONIA</text:p>
          </table:table-cell>
          <table:table-cell table:formula="of:=CONCATENATE(&quot;[&quot;; [.C74]; &quot;]&quot;)" office:value-type="string" office:string-value="[2690]" calcext:value-type="string">
            <text:p>[2690]</text:p>
          </table:table-cell>
          <table:table-cell table:formula="of:=[.B74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ARTIGAS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 &quot;; [.A75])" office:value-type="string" office:string-value=" COLONIA" calcext:value-type="string">
            <text:p><text:s/>COLONIA</text:p>
          </table:table-cell>
          <table:table-cell table:formula="of:=CONCATENATE(&quot;[&quot;; [.C75]; &quot;]&quot;)" office:value-type="string" office:string-value="[28]" calcext:value-type="string">
            <text:p>[28]</text:p>
          </table:table-cell>
          <table:table-cell table:formula="of:=[.B75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CANELONES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CONCATENATE(&quot; &quot;; [.A76])" office:value-type="string" office:string-value=" COLONIA" calcext:value-type="string">
            <text:p><text:s/>COLONIA</text:p>
          </table:table-cell>
          <table:table-cell table:formula="of:=CONCATENATE(&quot;[&quot;; [.C76]; &quot;]&quot;)" office:value-type="string" office:string-value="[366]" calcext:value-type="string">
            <text:p>[366]</text:p>
          </table:table-cell>
          <table:table-cell table:formula="of:=[.B76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CERRO LARG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 &quot;; [.A77])" office:value-type="string" office:string-value=" COLONIA" calcext:value-type="string">
            <text:p><text:s/>COLONIA</text:p>
          </table:table-cell>
          <table:table-cell table:formula="of:=CONCATENATE(&quot;[&quot;; [.C77]; &quot;]&quot;)" office:value-type="string" office:string-value="[20]" calcext:value-type="string">
            <text:p>[20]</text:p>
          </table:table-cell>
          <table:table-cell table:formula="of:=[.B77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DURAZNO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&quot; &quot;; [.A78])" office:value-type="string" office:string-value=" COLONIA" calcext:value-type="string">
            <text:p><text:s/>COLONIA</text:p>
          </table:table-cell>
          <table:table-cell table:formula="of:=CONCATENATE(&quot;[&quot;; [.C78]; &quot;]&quot;)" office:value-type="string" office:string-value="[63]" calcext:value-type="string">
            <text:p>[63]</text:p>
          </table:table-cell>
          <table:table-cell table:formula="of:=[.B78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FLORES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 &quot;; [.A79])" office:value-type="string" office:string-value=" COLONIA" calcext:value-type="string">
            <text:p><text:s/>COLONIA</text:p>
          </table:table-cell>
          <table:table-cell table:formula="of:=CONCATENATE(&quot;[&quot;; [.C79]; &quot;]&quot;)" office:value-type="string" office:string-value="[69]" calcext:value-type="string">
            <text:p>[69]</text:p>
          </table:table-cell>
          <table:table-cell table:formula="of:=[.B79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FLORIDA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NCATENATE(&quot; &quot;; [.A80])" office:value-type="string" office:string-value=" COLONIA" calcext:value-type="string">
            <text:p><text:s/>COLONIA</text:p>
          </table:table-cell>
          <table:table-cell table:formula="of:=CONCATENATE(&quot;[&quot;; [.C80]; &quot;]&quot;)" office:value-type="string" office:string-value="[53]" calcext:value-type="string">
            <text:p>[53]</text:p>
          </table:table-cell>
          <table:table-cell table:formula="of:=[.B80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LAVALLEJA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&quot; &quot;; [.A81])" office:value-type="string" office:string-value=" COLONIA" calcext:value-type="string">
            <text:p><text:s/>COLONIA</text:p>
          </table:table-cell>
          <table:table-cell table:formula="of:=CONCATENATE(&quot;[&quot;; [.C81]; &quot;]&quot;)" office:value-type="string" office:string-value="[19]" calcext:value-type="string">
            <text:p>[19]</text:p>
          </table:table-cell>
          <table:table-cell table:formula="of:=[.B81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MALDONADO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CONCATENATE(&quot; &quot;; [.A82])" office:value-type="string" office:string-value=" COLONIA" calcext:value-type="string">
            <text:p><text:s/>COLONIA</text:p>
          </table:table-cell>
          <table:table-cell table:formula="of:=CONCATENATE(&quot;[&quot;; [.C82]; &quot;]&quot;)" office:value-type="string" office:string-value="[309]" calcext:value-type="string">
            <text:p>[309]</text:p>
          </table:table-cell>
          <table:table-cell table:formula="of:=[.B82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PAYSANDU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 &quot;; [.A83])" office:value-type="string" office:string-value=" COLONIA" calcext:value-type="string">
            <text:p><text:s/>COLONIA</text:p>
          </table:table-cell>
          <table:table-cell table:formula="of:=CONCATENATE(&quot;[&quot;; [.C83]; &quot;]&quot;)" office:value-type="string" office:string-value="[71]" calcext:value-type="string">
            <text:p>[71]</text:p>
          </table:table-cell>
          <table:table-cell table:formula="of:=[.B83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RIO NEGRO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&quot; &quot;; [.A84])" office:value-type="string" office:string-value=" COLONIA" calcext:value-type="string">
            <text:p><text:s/>COLONIA</text:p>
          </table:table-cell>
          <table:table-cell table:formula="of:=CONCATENATE(&quot;[&quot;; [.C84]; &quot;]&quot;)" office:value-type="string" office:string-value="[88]" calcext:value-type="string">
            <text:p>[88]</text:p>
          </table:table-cell>
          <table:table-cell table:formula="of:=[.B84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RIVERA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 &quot;; [.A85])" office:value-type="string" office:string-value=" COLONIA" calcext:value-type="string">
            <text:p><text:s/>COLONIA</text:p>
          </table:table-cell>
          <table:table-cell table:formula="of:=CONCATENATE(&quot;[&quot;; [.C85]; &quot;]&quot;)" office:value-type="string" office:string-value="[34]" calcext:value-type="string">
            <text:p>[34]</text:p>
          </table:table-cell>
          <table:table-cell table:formula="of:=[.B85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ROCHA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 &quot;; [.A86])" office:value-type="string" office:string-value=" COLONIA" calcext:value-type="string">
            <text:p><text:s/>COLONIA</text:p>
          </table:table-cell>
          <table:table-cell table:formula="of:=CONCATENATE(&quot;[&quot;; [.C86]; &quot;]&quot;)" office:value-type="string" office:string-value="[35]" calcext:value-type="string">
            <text:p>[35]</text:p>
          </table:table-cell>
          <table:table-cell table:formula="of:=[.B86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SALTO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 &quot;; [.A87])" office:value-type="string" office:string-value=" COLONIA" calcext:value-type="string">
            <text:p><text:s/>COLONIA</text:p>
          </table:table-cell>
          <table:table-cell table:formula="of:=CONCATENATE(&quot;[&quot;; [.C87]; &quot;]&quot;)" office:value-type="string" office:string-value="[68]" calcext:value-type="string">
            <text:p>[68]</text:p>
          </table:table-cell>
          <table:table-cell table:formula="of:=[.B87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SAN JOSE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CONCATENATE(&quot; &quot;; [.A88])" office:value-type="string" office:string-value=" COLONIA" calcext:value-type="string">
            <text:p><text:s/>COLONIA</text:p>
          </table:table-cell>
          <table:table-cell table:formula="of:=CONCATENATE(&quot;[&quot;; [.C88]; &quot;]&quot;)" office:value-type="string" office:string-value="[269]" calcext:value-type="string">
            <text:p>[269]</text:p>
          </table:table-cell>
          <table:table-cell table:formula="of:=[.B88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SORIANO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CONCATENATE(&quot; &quot;; [.A89])" office:value-type="string" office:string-value=" COLONIA" calcext:value-type="string">
            <text:p><text:s/>COLONIA</text:p>
          </table:table-cell>
          <table:table-cell table:formula="of:=CONCATENATE(&quot;[&quot;; [.C89]; &quot;]&quot;)" office:value-type="string" office:string-value="[513]" calcext:value-type="string">
            <text:p>[513]</text:p>
          </table:table-cell>
          <table:table-cell table:formula="of:=[.B89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TACUAREMBO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&quot; &quot;; [.A90])" office:value-type="string" office:string-value=" COLONIA" calcext:value-type="string">
            <text:p><text:s/>COLONIA</text:p>
          </table:table-cell>
          <table:table-cell table:formula="of:=CONCATENATE(&quot;[&quot;; [.C90]; &quot;]&quot;)" office:value-type="string" office:string-value="[34]" calcext:value-type="string">
            <text:p>[34]</text:p>
          </table:table-cell>
          <table:table-cell table:formula="of:=[.B90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TREINTA Y TRES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 &quot;; [.A91])" office:value-type="string" office:string-value=" COLONIA" calcext:value-type="string">
            <text:p><text:s/>COLONIA</text:p>
          </table:table-cell>
          <table:table-cell table:formula="of:=CONCATENATE(&quot;[&quot;; [.C91]; &quot;]&quot;)" office:value-type="string" office:string-value="[23]" calcext:value-type="string">
            <text:p>[23]</text:p>
          </table:table-cell>
          <table:table-cell table:formula="of:=[.B91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MONTEVIDEO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CONCATENATE(&quot; &quot;; [.A92])" office:value-type="string" office:string-value=" DURAZNO" calcext:value-type="string">
            <text:p><text:s/>DURAZNO</text:p>
          </table:table-cell>
          <table:table-cell table:formula="of:=CONCATENATE(&quot;[&quot;; [.C92]; &quot;]&quot;)" office:value-type="string" office:string-value="[1610]" calcext:value-type="string">
            <text:p>[1610]</text:p>
          </table:table-cell>
          <table:table-cell table:formula="of:=[.B92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ARTIGA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 &quot;; [.A93])" office:value-type="string" office:string-value=" DURAZNO" calcext:value-type="string">
            <text:p><text:s/>DURAZNO</text:p>
          </table:table-cell>
          <table:table-cell table:formula="of:=CONCATENATE(&quot;[&quot;; [.C93]; &quot;]&quot;)" office:value-type="string" office:string-value="[32]" calcext:value-type="string">
            <text:p>[32]</text:p>
          </table:table-cell>
          <table:table-cell table:formula="of:=[.B93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CANELONES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CONCATENATE(&quot; &quot;; [.A94])" office:value-type="string" office:string-value=" DURAZNO" calcext:value-type="string">
            <text:p><text:s/>DURAZNO</text:p>
          </table:table-cell>
          <table:table-cell table:formula="of:=CONCATENATE(&quot;[&quot;; [.C94]; &quot;]&quot;)" office:value-type="string" office:string-value="[466]" calcext:value-type="string">
            <text:p>[466]</text:p>
          </table:table-cell>
          <table:table-cell table:formula="of:=[.B94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CERRO LARGO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 &quot;; [.A95])" office:value-type="string" office:string-value=" DURAZNO" calcext:value-type="string">
            <text:p><text:s/>DURAZNO</text:p>
          </table:table-cell>
          <table:table-cell table:formula="of:=CONCATENATE(&quot;[&quot;; [.C95]; &quot;]&quot;)" office:value-type="string" office:string-value="[64]" calcext:value-type="string">
            <text:p>[64]</text:p>
          </table:table-cell>
          <table:table-cell table:formula="of:=[.B95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COLONIA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&quot; &quot;; [.A96])" office:value-type="string" office:string-value=" DURAZNO" calcext:value-type="string">
            <text:p><text:s/>DURAZNO</text:p>
          </table:table-cell>
          <table:table-cell table:formula="of:=CONCATENATE(&quot;[&quot;; [.C96]; &quot;]&quot;)" office:value-type="string" office:string-value="[70]" calcext:value-type="string">
            <text:p>[70]</text:p>
          </table:table-cell>
          <table:table-cell table:formula="of:=[.B96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FLORES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CONCATENATE(&quot; &quot;; [.A97])" office:value-type="string" office:string-value=" DURAZNO" calcext:value-type="string">
            <text:p><text:s/>DURAZNO</text:p>
          </table:table-cell>
          <table:table-cell table:formula="of:=CONCATENATE(&quot;[&quot;; [.C97]; &quot;]&quot;)" office:value-type="string" office:string-value="[149]" calcext:value-type="string">
            <text:p>[149]</text:p>
          </table:table-cell>
          <table:table-cell table:formula="of:=[.B97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FLORIDA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CONCATENATE(&quot; &quot;; [.A98])" office:value-type="string" office:string-value=" DURAZNO" calcext:value-type="string">
            <text:p><text:s/>DURAZNO</text:p>
          </table:table-cell>
          <table:table-cell table:formula="of:=CONCATENATE(&quot;[&quot;; [.C98]; &quot;]&quot;)" office:value-type="string" office:string-value="[404]" calcext:value-type="string">
            <text:p>[404]</text:p>
          </table:table-cell>
          <table:table-cell table:formula="of:=[.B98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LAVALLEJA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&quot; &quot;; [.A99])" office:value-type="string" office:string-value=" DURAZNO" calcext:value-type="string">
            <text:p><text:s/>DURAZNO</text:p>
          </table:table-cell>
          <table:table-cell table:formula="of:=CONCATENATE(&quot;[&quot;; [.C99]; &quot;]&quot;)" office:value-type="string" office:string-value="[67]" calcext:value-type="string">
            <text:p>[67]</text:p>
          </table:table-cell>
          <table:table-cell table:formula="of:=[.B99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MALDONADO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CONCATENATE(&quot; &quot;; [.A100])" office:value-type="string" office:string-value=" DURAZNO" calcext:value-type="string">
            <text:p><text:s/>DURAZNO</text:p>
          </table:table-cell>
          <table:table-cell table:formula="of:=CONCATENATE(&quot;[&quot;; [.C100]; &quot;]&quot;)" office:value-type="string" office:string-value="[198]" calcext:value-type="string">
            <text:p>[198]</text:p>
          </table:table-cell>
          <table:table-cell table:formula="of:=[.B100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PAYSANDU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 &quot;; [.A101])" office:value-type="string" office:string-value=" DURAZNO" calcext:value-type="string">
            <text:p><text:s/>DURAZNO</text:p>
          </table:table-cell>
          <table:table-cell table:formula="of:=CONCATENATE(&quot;[&quot;; [.C101]; &quot;]&quot;)" office:value-type="string" office:string-value="[59]" calcext:value-type="string">
            <text:p>[59]</text:p>
          </table:table-cell>
          <table:table-cell table:formula="of:=[.B101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RIO NEGRO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&quot; &quot;; [.A102])" office:value-type="string" office:string-value=" DURAZNO" calcext:value-type="string">
            <text:p><text:s/>DURAZNO</text:p>
          </table:table-cell>
          <table:table-cell table:formula="of:=CONCATENATE(&quot;[&quot;; [.C102]; &quot;]&quot;)" office:value-type="string" office:string-value="[62]" calcext:value-type="string">
            <text:p>[62]</text:p>
          </table:table-cell>
          <table:table-cell table:formula="of:=[.B102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RIVERA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NCATENATE(&quot; &quot;; [.A103])" office:value-type="string" office:string-value=" DURAZNO" calcext:value-type="string">
            <text:p><text:s/>DURAZNO</text:p>
          </table:table-cell>
          <table:table-cell table:formula="of:=CONCATENATE(&quot;[&quot;; [.C103]; &quot;]&quot;)" office:value-type="string" office:string-value="[42]" calcext:value-type="string">
            <text:p>[42]</text:p>
          </table:table-cell>
          <table:table-cell table:formula="of:=[.B103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ROCHA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&quot; &quot;; [.A104])" office:value-type="string" office:string-value=" DURAZNO" calcext:value-type="string">
            <text:p><text:s/>DURAZNO</text:p>
          </table:table-cell>
          <table:table-cell table:formula="of:=CONCATENATE(&quot;[&quot;; [.C104]; &quot;]&quot;)" office:value-type="string" office:string-value="[61]" calcext:value-type="string">
            <text:p>[61]</text:p>
          </table:table-cell>
          <table:table-cell table:formula="of:=[.B104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SALTO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 &quot;; [.A105])" office:value-type="string" office:string-value=" DURAZNO" calcext:value-type="string">
            <text:p><text:s/>DURAZNO</text:p>
          </table:table-cell>
          <table:table-cell table:formula="of:=CONCATENATE(&quot;[&quot;; [.C105]; &quot;]&quot;)" office:value-type="string" office:string-value="[28]" calcext:value-type="string">
            <text:p>[28]</text:p>
          </table:table-cell>
          <table:table-cell table:formula="of:=[.B105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SAN JOSE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CONCATENATE(&quot; &quot;; [.A106])" office:value-type="string" office:string-value=" DURAZNO" calcext:value-type="string">
            <text:p><text:s/>DURAZNO</text:p>
          </table:table-cell>
          <table:table-cell table:formula="of:=CONCATENATE(&quot;[&quot;; [.C106]; &quot;]&quot;)" office:value-type="string" office:string-value="[124]" calcext:value-type="string">
            <text:p>[124]</text:p>
          </table:table-cell>
          <table:table-cell table:formula="of:=[.B106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SORIANO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 &quot;; [.A107])" office:value-type="string" office:string-value=" DURAZNO" calcext:value-type="string">
            <text:p><text:s/>DURAZNO</text:p>
          </table:table-cell>
          <table:table-cell table:formula="of:=CONCATENATE(&quot;[&quot;; [.C107]; &quot;]&quot;)" office:value-type="string" office:string-value="[32]" calcext:value-type="string">
            <text:p>[32]</text:p>
          </table:table-cell>
          <table:table-cell table:formula="of:=[.B10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TACUAREMBO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CONCATENATE(&quot; &quot;; [.A108])" office:value-type="string" office:string-value=" DURAZNO" calcext:value-type="string">
            <text:p><text:s/>DURAZNO</text:p>
          </table:table-cell>
          <table:table-cell table:formula="of:=CONCATENATE(&quot;[&quot;; [.C108]; &quot;]&quot;)" office:value-type="string" office:string-value="[212]" calcext:value-type="string">
            <text:p>[212]</text:p>
          </table:table-cell>
          <table:table-cell table:formula="of:=[.B10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DURAZNO</text:p>
          </table:table-cell>
          <table:table-cell office:value-type="string" calcext:value-type="string">
            <text:p>TREINTA Y TRES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 &quot;; [.A109])" office:value-type="string" office:string-value=" DURAZNO" calcext:value-type="string">
            <text:p><text:s/>DURAZNO</text:p>
          </table:table-cell>
          <table:table-cell table:formula="of:=CONCATENATE(&quot;[&quot;; [.C109]; &quot;]&quot;)" office:value-type="string" office:string-value="[77]" calcext:value-type="string">
            <text:p>[77]</text:p>
          </table:table-cell>
          <table:table-cell table:formula="of:=[.B10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MONTEVIDEO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CONCATENATE(&quot; &quot;; [.A110])" office:value-type="string" office:string-value=" FLORES" calcext:value-type="string">
            <text:p><text:s/>FLORES</text:p>
          </table:table-cell>
          <table:table-cell table:formula="of:=CONCATENATE(&quot;[&quot;; [.C110]; &quot;]&quot;)" office:value-type="string" office:string-value="[735]" calcext:value-type="string">
            <text:p>[735]</text:p>
          </table:table-cell>
          <table:table-cell table:formula="of:=[.B11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ARTIGA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 &quot;; [.A111])" office:value-type="string" office:string-value=" FLORES" calcext:value-type="string">
            <text:p><text:s/>FLORES</text:p>
          </table:table-cell>
          <table:table-cell table:formula="of:=CONCATENATE(&quot;[&quot;; [.C111]; &quot;]&quot;)" office:value-type="string" office:string-value="[2]" calcext:value-type="string">
            <text:p>[2]</text:p>
          </table:table-cell>
          <table:table-cell table:formula="of:=[.B111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CANELONES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 &quot;; [.A112])" office:value-type="string" office:string-value=" FLORES" calcext:value-type="string">
            <text:p><text:s/>FLORES</text:p>
          </table:table-cell>
          <table:table-cell table:formula="of:=CONCATENATE(&quot;[&quot;; [.C112]; &quot;]&quot;)" office:value-type="string" office:string-value="[162]" calcext:value-type="string">
            <text:p>[162]</text:p>
          </table:table-cell>
          <table:table-cell table:formula="of:=[.B112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CERRO LARGO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 &quot;; [.A113])" office:value-type="string" office:string-value=" FLORES" calcext:value-type="string">
            <text:p><text:s/>FLORES</text:p>
          </table:table-cell>
          <table:table-cell table:formula="of:=CONCATENATE(&quot;[&quot;; [.C113]; &quot;]&quot;)" office:value-type="string" office:string-value="[13]" calcext:value-type="string">
            <text:p>[13]</text:p>
          </table:table-cell>
          <table:table-cell table:formula="of:=[.B113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COLONIA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&quot; &quot;; [.A114])" office:value-type="string" office:string-value=" FLORES" calcext:value-type="string">
            <text:p><text:s/>FLORES</text:p>
          </table:table-cell>
          <table:table-cell table:formula="of:=CONCATENATE(&quot;[&quot;; [.C114]; &quot;]&quot;)" office:value-type="string" office:string-value="[86]" calcext:value-type="string">
            <text:p>[86]</text:p>
          </table:table-cell>
          <table:table-cell table:formula="of:=[.B114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DURAZNO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&quot; &quot;; [.A115])" office:value-type="string" office:string-value=" FLORES" calcext:value-type="string">
            <text:p><text:s/>FLORES</text:p>
          </table:table-cell>
          <table:table-cell table:formula="of:=CONCATENATE(&quot;[&quot;; [.C115]; &quot;]&quot;)" office:value-type="string" office:string-value="[90]" calcext:value-type="string">
            <text:p>[90]</text:p>
          </table:table-cell>
          <table:table-cell table:formula="of:=[.B115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FLORIDA</text:p>
          </table:table-cell>
          <table:table-cell office:value-type="float" office:value="76" calcext:value-type="float">
            <text:p>76</text:p>
          </table:table-cell>
          <table:table-cell/>
          <table:table-cell table:formula="of:=CONCATENATE(&quot; &quot;; [.A116])" office:value-type="string" office:string-value=" FLORES" calcext:value-type="string">
            <text:p><text:s/>FLORES</text:p>
          </table:table-cell>
          <table:table-cell table:formula="of:=CONCATENATE(&quot;[&quot;; [.C116]; &quot;]&quot;)" office:value-type="string" office:string-value="[76]" calcext:value-type="string">
            <text:p>[76]</text:p>
          </table:table-cell>
          <table:table-cell table:formula="of:=[.B116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LAVALLEJA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 &quot;; [.A117])" office:value-type="string" office:string-value=" FLORES" calcext:value-type="string">
            <text:p><text:s/>FLORES</text:p>
          </table:table-cell>
          <table:table-cell table:formula="of:=CONCATENATE(&quot;[&quot;; [.C117]; &quot;]&quot;)" office:value-type="string" office:string-value="[5]" calcext:value-type="string">
            <text:p>[5]</text:p>
          </table:table-cell>
          <table:table-cell table:formula="of:=[.B117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MALDONADO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 &quot;; [.A118])" office:value-type="string" office:string-value=" FLORES" calcext:value-type="string">
            <text:p><text:s/>FLORES</text:p>
          </table:table-cell>
          <table:table-cell table:formula="of:=CONCATENATE(&quot;[&quot;; [.C118]; &quot;]&quot;)" office:value-type="string" office:string-value="[79]" calcext:value-type="string">
            <text:p>[79]</text:p>
          </table:table-cell>
          <table:table-cell table:formula="of:=[.B118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PAYSAND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 &quot;; [.A119])" office:value-type="string" office:string-value=" FLORES" calcext:value-type="string">
            <text:p><text:s/>FLORES</text:p>
          </table:table-cell>
          <table:table-cell table:formula="of:=CONCATENATE(&quot;[&quot;; [.C119]; &quot;]&quot;)" office:value-type="string" office:string-value="[30]" calcext:value-type="string">
            <text:p>[30]</text:p>
          </table:table-cell>
          <table:table-cell table:formula="of:=[.B119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RIO NEGRO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 &quot;; [.A120])" office:value-type="string" office:string-value=" FLORES" calcext:value-type="string">
            <text:p><text:s/>FLORES</text:p>
          </table:table-cell>
          <table:table-cell table:formula="of:=CONCATENATE(&quot;[&quot;; [.C120]; &quot;]&quot;)" office:value-type="string" office:string-value="[36]" calcext:value-type="string">
            <text:p>[36]</text:p>
          </table:table-cell>
          <table:table-cell table:formula="of:=[.B120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RIVER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 &quot;; [.A121])" office:value-type="string" office:string-value=" FLORES" calcext:value-type="string">
            <text:p><text:s/>FLORES</text:p>
          </table:table-cell>
          <table:table-cell table:formula="of:=CONCATENATE(&quot;[&quot;; [.C121]; &quot;]&quot;)" office:value-type="string" office:string-value="[10]" calcext:value-type="string">
            <text:p>[10]</text:p>
          </table:table-cell>
          <table:table-cell table:formula="of:=[.B121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ROCHA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 &quot;; [.A122])" office:value-type="string" office:string-value=" FLORES" calcext:value-type="string">
            <text:p><text:s/>FLORES</text:p>
          </table:table-cell>
          <table:table-cell table:formula="of:=CONCATENATE(&quot;[&quot;; [.C122]; &quot;]&quot;)" office:value-type="string" office:string-value="[13]" calcext:value-type="string">
            <text:p>[13]</text:p>
          </table:table-cell>
          <table:table-cell table:formula="of:=[.B122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SALTO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 &quot;; [.A123])" office:value-type="string" office:string-value=" FLORES" calcext:value-type="string">
            <text:p><text:s/>FLORES</text:p>
          </table:table-cell>
          <table:table-cell table:formula="of:=CONCATENATE(&quot;[&quot;; [.C123]; &quot;]&quot;)" office:value-type="string" office:string-value="[17]" calcext:value-type="string">
            <text:p>[17]</text:p>
          </table:table-cell>
          <table:table-cell table:formula="of:=[.B123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SAN JOSE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&quot; &quot;; [.A124])" office:value-type="string" office:string-value=" FLORES" calcext:value-type="string">
            <text:p><text:s/>FLORES</text:p>
          </table:table-cell>
          <table:table-cell table:formula="of:=CONCATENATE(&quot;[&quot;; [.C124]; &quot;]&quot;)" office:value-type="string" office:string-value="[116]" calcext:value-type="string">
            <text:p>[116]</text:p>
          </table:table-cell>
          <table:table-cell table:formula="of:=[.B124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SORIANO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NCATENATE(&quot; &quot;; [.A125])" office:value-type="string" office:string-value=" FLORES" calcext:value-type="string">
            <text:p><text:s/>FLORES</text:p>
          </table:table-cell>
          <table:table-cell table:formula="of:=CONCATENATE(&quot;[&quot;; [.C125]; &quot;]&quot;)" office:value-type="string" office:string-value="[85]" calcext:value-type="string">
            <text:p>[85]</text:p>
          </table:table-cell>
          <table:table-cell table:formula="of:=[.B125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TACUAREMB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 &quot;; [.A126])" office:value-type="string" office:string-value=" FLORES" calcext:value-type="string">
            <text:p><text:s/>FLORES</text:p>
          </table:table-cell>
          <table:table-cell table:formula="of:=CONCATENATE(&quot;[&quot;; [.C126]; &quot;]&quot;)" office:value-type="string" office:string-value="[29]" calcext:value-type="string">
            <text:p>[29]</text:p>
          </table:table-cell>
          <table:table-cell table:formula="of:=[.B12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TREINTA Y TRES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 &quot;; [.A127])" office:value-type="string" office:string-value=" FLORES" calcext:value-type="string">
            <text:p><text:s/>FLORES</text:p>
          </table:table-cell>
          <table:table-cell table:formula="of:=CONCATENATE(&quot;[&quot;; [.C127]; &quot;]&quot;)" office:value-type="string" office:string-value="[14]" calcext:value-type="string">
            <text:p>[14]</text:p>
          </table:table-cell>
          <table:table-cell table:formula="of:=[.B12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ONTEVIDEO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CONCATENATE(&quot; &quot;; [.A128])" office:value-type="string" office:string-value=" FLORIDA" calcext:value-type="string">
            <text:p><text:s/>FLORIDA</text:p>
          </table:table-cell>
          <table:table-cell table:formula="of:=CONCATENATE(&quot;[&quot;; [.C128]; &quot;]&quot;)" office:value-type="string" office:string-value="[1420]" calcext:value-type="string">
            <text:p>[1420]</text:p>
          </table:table-cell>
          <table:table-cell table:formula="of:=[.B12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ARTIGA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 &quot;; [.A129])" office:value-type="string" office:string-value=" FLORIDA" calcext:value-type="string">
            <text:p><text:s/>FLORIDA</text:p>
          </table:table-cell>
          <table:table-cell table:formula="of:=CONCATENATE(&quot;[&quot;; [.C129]; &quot;]&quot;)" office:value-type="string" office:string-value="[13]" calcext:value-type="string">
            <text:p>[13]</text:p>
          </table:table-cell>
          <table:table-cell table:formula="of:=[.B12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ANELONES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CONCATENATE(&quot; &quot;; [.A130])" office:value-type="string" office:string-value=" FLORIDA" calcext:value-type="string">
            <text:p><text:s/>FLORIDA</text:p>
          </table:table-cell>
          <table:table-cell table:formula="of:=CONCATENATE(&quot;[&quot;; [.C130]; &quot;]&quot;)" office:value-type="string" office:string-value="[892]" calcext:value-type="string">
            <text:p>[892]</text:p>
          </table:table-cell>
          <table:table-cell table:formula="of:=[.B130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ERRO LARGO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&quot; &quot;; [.A131])" office:value-type="string" office:string-value=" FLORIDA" calcext:value-type="string">
            <text:p><text:s/>FLORIDA</text:p>
          </table:table-cell>
          <table:table-cell table:formula="of:=CONCATENATE(&quot;[&quot;; [.C131]; &quot;]&quot;)" office:value-type="string" office:string-value="[37]" calcext:value-type="string">
            <text:p>[37]</text:p>
          </table:table-cell>
          <table:table-cell table:formula="of:=[.B131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OLONIA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 &quot;; [.A132])" office:value-type="string" office:string-value=" FLORIDA" calcext:value-type="string">
            <text:p><text:s/>FLORIDA</text:p>
          </table:table-cell>
          <table:table-cell table:formula="of:=CONCATENATE(&quot;[&quot;; [.C132]; &quot;]&quot;)" office:value-type="string" office:string-value="[107]" calcext:value-type="string">
            <text:p>[107]</text:p>
          </table:table-cell>
          <table:table-cell table:formula="of:=[.B132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URAZNO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CONCATENATE(&quot; &quot;; [.A133])" office:value-type="string" office:string-value=" FLORIDA" calcext:value-type="string">
            <text:p><text:s/>FLORIDA</text:p>
          </table:table-cell>
          <table:table-cell table:formula="of:=CONCATENATE(&quot;[&quot;; [.C133]; &quot;]&quot;)" office:value-type="string" office:string-value="[307]" calcext:value-type="string">
            <text:p>[307]</text:p>
          </table:table-cell>
          <table:table-cell table:formula="of:=[.B133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ORES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NCATENATE(&quot; &quot;; [.A134])" office:value-type="string" office:string-value=" FLORIDA" calcext:value-type="string">
            <text:p><text:s/>FLORIDA</text:p>
          </table:table-cell>
          <table:table-cell table:formula="of:=CONCATENATE(&quot;[&quot;; [.C134]; &quot;]&quot;)" office:value-type="string" office:string-value="[84]" calcext:value-type="string">
            <text:p>[84]</text:p>
          </table:table-cell>
          <table:table-cell table:formula="of:=[.B134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VALLEJA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NCATENATE(&quot; &quot;; [.A135])" office:value-type="string" office:string-value=" FLORIDA" calcext:value-type="string">
            <text:p><text:s/>FLORIDA</text:p>
          </table:table-cell>
          <table:table-cell table:formula="of:=CONCATENATE(&quot;[&quot;; [.C135]; &quot;]&quot;)" office:value-type="string" office:string-value="[163]" calcext:value-type="string">
            <text:p>[163]</text:p>
          </table:table-cell>
          <table:table-cell table:formula="of:=[.B135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ALDONADO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CONCATENATE(&quot; &quot;; [.A136])" office:value-type="string" office:string-value=" FLORIDA" calcext:value-type="string">
            <text:p><text:s/>FLORIDA</text:p>
          </table:table-cell>
          <table:table-cell table:formula="of:=CONCATENATE(&quot;[&quot;; [.C136]; &quot;]&quot;)" office:value-type="string" office:string-value="[310]" calcext:value-type="string">
            <text:p>[310]</text:p>
          </table:table-cell>
          <table:table-cell table:formula="of:=[.B136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AYSAND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&quot; &quot;; [.A137])" office:value-type="string" office:string-value=" FLORIDA" calcext:value-type="string">
            <text:p><text:s/>FLORIDA</text:p>
          </table:table-cell>
          <table:table-cell table:formula="of:=CONCATENATE(&quot;[&quot;; [.C137]; &quot;]&quot;)" office:value-type="string" office:string-value="[47]" calcext:value-type="string">
            <text:p>[47]</text:p>
          </table:table-cell>
          <table:table-cell table:formula="of:=[.B137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IO NEGRO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 &quot;; [.A138])" office:value-type="string" office:string-value=" FLORIDA" calcext:value-type="string">
            <text:p><text:s/>FLORIDA</text:p>
          </table:table-cell>
          <table:table-cell table:formula="of:=CONCATENATE(&quot;[&quot;; [.C138]; &quot;]&quot;)" office:value-type="string" office:string-value="[30]" calcext:value-type="string">
            <text:p>[30]</text:p>
          </table:table-cell>
          <table:table-cell table:formula="of:=[.B138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IVER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 &quot;; [.A139])" office:value-type="string" office:string-value=" FLORIDA" calcext:value-type="string">
            <text:p><text:s/>FLORIDA</text:p>
          </table:table-cell>
          <table:table-cell table:formula="of:=CONCATENATE(&quot;[&quot;; [.C139]; &quot;]&quot;)" office:value-type="string" office:string-value="[46]" calcext:value-type="string">
            <text:p>[46]</text:p>
          </table:table-cell>
          <table:table-cell table:formula="of:=[.B139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OCHA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&quot; &quot;; [.A140])" office:value-type="string" office:string-value=" FLORIDA" calcext:value-type="string">
            <text:p><text:s/>FLORIDA</text:p>
          </table:table-cell>
          <table:table-cell table:formula="of:=CONCATENATE(&quot;[&quot;; [.C140]; &quot;]&quot;)" office:value-type="string" office:string-value="[62]" calcext:value-type="string">
            <text:p>[62]</text:p>
          </table:table-cell>
          <table:table-cell table:formula="of:=[.B140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ALTO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&quot; &quot;; [.A141])" office:value-type="string" office:string-value=" FLORIDA" calcext:value-type="string">
            <text:p><text:s/>FLORIDA</text:p>
          </table:table-cell>
          <table:table-cell table:formula="of:=CONCATENATE(&quot;[&quot;; [.C141]; &quot;]&quot;)" office:value-type="string" office:string-value="[19]" calcext:value-type="string">
            <text:p>[19]</text:p>
          </table:table-cell>
          <table:table-cell table:formula="of:=[.B141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AN JOSE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CONCATENATE(&quot; &quot;; [.A142])" office:value-type="string" office:string-value=" FLORIDA" calcext:value-type="string">
            <text:p><text:s/>FLORIDA</text:p>
          </table:table-cell>
          <table:table-cell table:formula="of:=CONCATENATE(&quot;[&quot;; [.C142]; &quot;]&quot;)" office:value-type="string" office:string-value="[321]" calcext:value-type="string">
            <text:p>[321]</text:p>
          </table:table-cell>
          <table:table-cell table:formula="of:=[.B142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RIANO</text:p>
          </table:table-cell>
          <table:table-cell office:value-type="float" office:value="51" calcext:value-type="float">
            <text:p>51</text:p>
          </table:table-cell>
          <table:table-cell/>
          <table:table-cell table:formula="of:=CONCATENATE(&quot; &quot;; [.A143])" office:value-type="string" office:string-value=" FLORIDA" calcext:value-type="string">
            <text:p><text:s/>FLORIDA</text:p>
          </table:table-cell>
          <table:table-cell table:formula="of:=CONCATENATE(&quot;[&quot;; [.C143]; &quot;]&quot;)" office:value-type="string" office:string-value="[51]" calcext:value-type="string">
            <text:p>[51]</text:p>
          </table:table-cell>
          <table:table-cell table:formula="of:=[.B143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CUAREMBO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 &quot;; [.A144])" office:value-type="string" office:string-value=" FLORIDA" calcext:value-type="string">
            <text:p><text:s/>FLORIDA</text:p>
          </table:table-cell>
          <table:table-cell table:formula="of:=CONCATENATE(&quot;[&quot;; [.C144]; &quot;]&quot;)" office:value-type="string" office:string-value="[68]" calcext:value-type="string">
            <text:p>[68]</text:p>
          </table:table-cell>
          <table:table-cell table:formula="of:=[.B144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REINTA Y TRE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 &quot;; [.A145])" office:value-type="string" office:string-value=" FLORIDA" calcext:value-type="string">
            <text:p><text:s/>FLORIDA</text:p>
          </table:table-cell>
          <table:table-cell table:formula="of:=CONCATENATE(&quot;[&quot;; [.C145]; &quot;]&quot;)" office:value-type="string" office:string-value="[64]" calcext:value-type="string">
            <text:p>[64]</text:p>
          </table:table-cell>
          <table:table-cell table:formula="of:=[.B14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MONTEVIDEO</text:p>
          </table:table-cell>
          <table:table-cell office:value-type="float" office:value="1264" calcext:value-type="float">
            <text:p>1264</text:p>
          </table:table-cell>
          <table:table-cell/>
          <table:table-cell table:formula="of:=CONCATENATE(&quot; &quot;; [.A146])" office:value-type="string" office:string-value=" LAVALLEJA" calcext:value-type="string">
            <text:p><text:s/>LAVALLEJA</text:p>
          </table:table-cell>
          <table:table-cell table:formula="of:=CONCATENATE(&quot;[&quot;; [.C146]; &quot;]&quot;)" office:value-type="string" office:string-value="[1264]" calcext:value-type="string">
            <text:p>[1264]</text:p>
          </table:table-cell>
          <table:table-cell table:formula="of:=[.B14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ARTIGAS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 &quot;; [.A147])" office:value-type="string" office:string-value=" LAVALLEJA" calcext:value-type="string">
            <text:p><text:s/>LAVALLEJA</text:p>
          </table:table-cell>
          <table:table-cell table:formula="of:=CONCATENATE(&quot;[&quot;; [.C147]; &quot;]&quot;)" office:value-type="string" office:string-value="[7]" calcext:value-type="string">
            <text:p>[7]</text:p>
          </table:table-cell>
          <table:table-cell table:formula="of:=[.B14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CANELONES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CONCATENATE(&quot; &quot;; [.A148])" office:value-type="string" office:string-value=" LAVALLEJA" calcext:value-type="string">
            <text:p><text:s/>LAVALLEJA</text:p>
          </table:table-cell>
          <table:table-cell table:formula="of:=CONCATENATE(&quot;[&quot;; [.C148]; &quot;]&quot;)" office:value-type="string" office:string-value="[446]" calcext:value-type="string">
            <text:p>[446]</text:p>
          </table:table-cell>
          <table:table-cell table:formula="of:=[.B14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CERRO LARGO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 &quot;; [.A149])" office:value-type="string" office:string-value=" LAVALLEJA" calcext:value-type="string">
            <text:p><text:s/>LAVALLEJA</text:p>
          </table:table-cell>
          <table:table-cell table:formula="of:=CONCATENATE(&quot;[&quot;; [.C149]; &quot;]&quot;)" office:value-type="string" office:string-value="[64]" calcext:value-type="string">
            <text:p>[64]</text:p>
          </table:table-cell>
          <table:table-cell table:formula="of:=[.B149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COLONIA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ONCATENATE(&quot; &quot;; [.A150])" office:value-type="string" office:string-value=" LAVALLEJA" calcext:value-type="string">
            <text:p><text:s/>LAVALLEJA</text:p>
          </table:table-cell>
          <table:table-cell table:formula="of:=CONCATENATE(&quot;[&quot;; [.C150]; &quot;]&quot;)" office:value-type="string" office:string-value="[39]" calcext:value-type="string">
            <text:p>[39]</text:p>
          </table:table-cell>
          <table:table-cell table:formula="of:=[.B150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DURAZN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 &quot;; [.A151])" office:value-type="string" office:string-value=" LAVALLEJA" calcext:value-type="string">
            <text:p><text:s/>LAVALLEJA</text:p>
          </table:table-cell>
          <table:table-cell table:formula="of:=CONCATENATE(&quot;[&quot;; [.C151]; &quot;]&quot;)" office:value-type="string" office:string-value="[29]" calcext:value-type="string">
            <text:p>[29]</text:p>
          </table:table-cell>
          <table:table-cell table:formula="of:=[.B151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FLORES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 &quot;; [.A152])" office:value-type="string" office:string-value=" LAVALLEJA" calcext:value-type="string">
            <text:p><text:s/>LAVALLEJA</text:p>
          </table:table-cell>
          <table:table-cell table:formula="of:=CONCATENATE(&quot;[&quot;; [.C152]; &quot;]&quot;)" office:value-type="string" office:string-value="[17]" calcext:value-type="string">
            <text:p>[17]</text:p>
          </table:table-cell>
          <table:table-cell table:formula="of:=[.B152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FLORIDA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NCATENATE(&quot; &quot;; [.A153])" office:value-type="string" office:string-value=" LAVALLEJA" calcext:value-type="string">
            <text:p><text:s/>LAVALLEJA</text:p>
          </table:table-cell>
          <table:table-cell table:formula="of:=CONCATENATE(&quot;[&quot;; [.C153]; &quot;]&quot;)" office:value-type="string" office:string-value="[138]" calcext:value-type="string">
            <text:p>[138]</text:p>
          </table:table-cell>
          <table:table-cell table:formula="of:=[.B153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MALDONADO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CONCATENATE(&quot; &quot;; [.A154])" office:value-type="string" office:string-value=" LAVALLEJA" calcext:value-type="string">
            <text:p><text:s/>LAVALLEJA</text:p>
          </table:table-cell>
          <table:table-cell table:formula="of:=CONCATENATE(&quot;[&quot;; [.C154]; &quot;]&quot;)" office:value-type="string" office:string-value="[936]" calcext:value-type="string">
            <text:p>[936]</text:p>
          </table:table-cell>
          <table:table-cell table:formula="of:=[.B154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PAYSAND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 &quot;; [.A155])" office:value-type="string" office:string-value=" LAVALLEJA" calcext:value-type="string">
            <text:p><text:s/>LAVALLEJA</text:p>
          </table:table-cell>
          <table:table-cell table:formula="of:=CONCATENATE(&quot;[&quot;; [.C155]; &quot;]&quot;)" office:value-type="string" office:string-value="[28]" calcext:value-type="string">
            <text:p>[28]</text:p>
          </table:table-cell>
          <table:table-cell table:formula="of:=[.B155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RIO NEGRO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&quot; &quot;; [.A156])" office:value-type="string" office:string-value=" LAVALLEJA" calcext:value-type="string">
            <text:p><text:s/>LAVALLEJA</text:p>
          </table:table-cell>
          <table:table-cell table:formula="of:=CONCATENATE(&quot;[&quot;; [.C156]; &quot;]&quot;)" office:value-type="string" office:string-value="[11]" calcext:value-type="string">
            <text:p>[11]</text:p>
          </table:table-cell>
          <table:table-cell table:formula="of:=[.B156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RIVERA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 &quot;; [.A157])" office:value-type="string" office:string-value=" LAVALLEJA" calcext:value-type="string">
            <text:p><text:s/>LAVALLEJA</text:p>
          </table:table-cell>
          <table:table-cell table:formula="of:=CONCATENATE(&quot;[&quot;; [.C157]; &quot;]&quot;)" office:value-type="string" office:string-value="[25]" calcext:value-type="string">
            <text:p>[25]</text:p>
          </table:table-cell>
          <table:table-cell table:formula="of:=[.B157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ROCHA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CONCATENATE(&quot; &quot;; [.A158])" office:value-type="string" office:string-value=" LAVALLEJA" calcext:value-type="string">
            <text:p><text:s/>LAVALLEJA</text:p>
          </table:table-cell>
          <table:table-cell table:formula="of:=CONCATENATE(&quot;[&quot;; [.C158]; &quot;]&quot;)" office:value-type="string" office:string-value="[150]" calcext:value-type="string">
            <text:p>[150]</text:p>
          </table:table-cell>
          <table:table-cell table:formula="of:=[.B158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SALTO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 &quot;; [.A159])" office:value-type="string" office:string-value=" LAVALLEJA" calcext:value-type="string">
            <text:p><text:s/>LAVALLEJA</text:p>
          </table:table-cell>
          <table:table-cell table:formula="of:=CONCATENATE(&quot;[&quot;; [.C159]; &quot;]&quot;)" office:value-type="string" office:string-value="[15]" calcext:value-type="string">
            <text:p>[15]</text:p>
          </table:table-cell>
          <table:table-cell table:formula="of:=[.B159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SAN JOSE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 &quot;; [.A160])" office:value-type="string" office:string-value=" LAVALLEJA" calcext:value-type="string">
            <text:p><text:s/>LAVALLEJA</text:p>
          </table:table-cell>
          <table:table-cell table:formula="of:=CONCATENATE(&quot;[&quot;; [.C160]; &quot;]&quot;)" office:value-type="string" office:string-value="[45]" calcext:value-type="string">
            <text:p>[45]</text:p>
          </table:table-cell>
          <table:table-cell table:formula="of:=[.B160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SORIANO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&quot; &quot;; [.A161])" office:value-type="string" office:string-value=" LAVALLEJA" calcext:value-type="string">
            <text:p><text:s/>LAVALLEJA</text:p>
          </table:table-cell>
          <table:table-cell table:formula="of:=CONCATENATE(&quot;[&quot;; [.C161]; &quot;]&quot;)" office:value-type="string" office:string-value="[11]" calcext:value-type="string">
            <text:p>[11]</text:p>
          </table:table-cell>
          <table:table-cell table:formula="of:=[.B161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TACUAREMB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 &quot;; [.A162])" office:value-type="string" office:string-value=" LAVALLEJA" calcext:value-type="string">
            <text:p><text:s/>LAVALLEJA</text:p>
          </table:table-cell>
          <table:table-cell table:formula="of:=CONCATENATE(&quot;[&quot;; [.C162]; &quot;]&quot;)" office:value-type="string" office:string-value="[45]" calcext:value-type="string">
            <text:p>[45]</text:p>
          </table:table-cell>
          <table:table-cell table:formula="of:=[.B162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LAVALLEJA</text:p>
          </table:table-cell>
          <table:table-cell office:value-type="string" calcext:value-type="string">
            <text:p>TREINTA Y TRES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CONCATENATE(&quot; &quot;; [.A163])" office:value-type="string" office:string-value=" LAVALLEJA" calcext:value-type="string">
            <text:p><text:s/>LAVALLEJA</text:p>
          </table:table-cell>
          <table:table-cell table:formula="of:=CONCATENATE(&quot;[&quot;; [.C163]; &quot;]&quot;)" office:value-type="string" office:string-value="[221]" calcext:value-type="string">
            <text:p>[221]</text:p>
          </table:table-cell>
          <table:table-cell table:formula="of:=[.B163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MONTEVIDEO</text:p>
          </table:table-cell>
          <table:table-cell office:value-type="float" office:value="2333" calcext:value-type="float">
            <text:p>2333</text:p>
          </table:table-cell>
          <table:table-cell/>
          <table:table-cell table:formula="of:=CONCATENATE(&quot; &quot;; [.A164])" office:value-type="string" office:string-value=" MALDONADO" calcext:value-type="string">
            <text:p><text:s/>MALDONADO</text:p>
          </table:table-cell>
          <table:table-cell table:formula="of:=CONCATENATE(&quot;[&quot;; [.C164]; &quot;]&quot;)" office:value-type="string" office:string-value="[2333]" calcext:value-type="string">
            <text:p>[2333]</text:p>
          </table:table-cell>
          <table:table-cell table:formula="of:=[.B164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ARTIGAS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 &quot;; [.A165])" office:value-type="string" office:string-value=" MALDONADO" calcext:value-type="string">
            <text:p><text:s/>MALDONADO</text:p>
          </table:table-cell>
          <table:table-cell table:formula="of:=CONCATENATE(&quot;[&quot;; [.C165]; &quot;]&quot;)" office:value-type="string" office:string-value="[46]" calcext:value-type="string">
            <text:p>[46]</text:p>
          </table:table-cell>
          <table:table-cell table:formula="of:=[.B165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CANELONES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CONCATENATE(&quot; &quot;; [.A166])" office:value-type="string" office:string-value=" MALDONADO" calcext:value-type="string">
            <text:p><text:s/>MALDONADO</text:p>
          </table:table-cell>
          <table:table-cell table:formula="of:=CONCATENATE(&quot;[&quot;; [.C166]; &quot;]&quot;)" office:value-type="string" office:string-value="[862]" calcext:value-type="string">
            <text:p>[862]</text:p>
          </table:table-cell>
          <table:table-cell table:formula="of:=[.B166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CERRO LARGO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 &quot;; [.A167])" office:value-type="string" office:string-value=" MALDONADO" calcext:value-type="string">
            <text:p><text:s/>MALDONADO</text:p>
          </table:table-cell>
          <table:table-cell table:formula="of:=CONCATENATE(&quot;[&quot;; [.C167]; &quot;]&quot;)" office:value-type="string" office:string-value="[208]" calcext:value-type="string">
            <text:p>[208]</text:p>
          </table:table-cell>
          <table:table-cell table:formula="of:=[.B167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COLONIA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ONCATENATE(&quot; &quot;; [.A168])" office:value-type="string" office:string-value=" MALDONADO" calcext:value-type="string">
            <text:p><text:s/>MALDONADO</text:p>
          </table:table-cell>
          <table:table-cell table:formula="of:=CONCATENATE(&quot;[&quot;; [.C168]; &quot;]&quot;)" office:value-type="string" office:string-value="[196]" calcext:value-type="string">
            <text:p>[196]</text:p>
          </table:table-cell>
          <table:table-cell table:formula="of:=[.B168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DURAZNO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 &quot;; [.A169])" office:value-type="string" office:string-value=" MALDONADO" calcext:value-type="string">
            <text:p><text:s/>MALDONADO</text:p>
          </table:table-cell>
          <table:table-cell table:formula="of:=CONCATENATE(&quot;[&quot;; [.C169]; &quot;]&quot;)" office:value-type="string" office:string-value="[75]" calcext:value-type="string">
            <text:p>[75]</text:p>
          </table:table-cell>
          <table:table-cell table:formula="of:=[.B169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FLORES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&quot; &quot;; [.A170])" office:value-type="string" office:string-value=" MALDONADO" calcext:value-type="string">
            <text:p><text:s/>MALDONADO</text:p>
          </table:table-cell>
          <table:table-cell table:formula="of:=CONCATENATE(&quot;[&quot;; [.C170]; &quot;]&quot;)" office:value-type="string" office:string-value="[58]" calcext:value-type="string">
            <text:p>[58]</text:p>
          </table:table-cell>
          <table:table-cell table:formula="of:=[.B170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FLORIDA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&quot; &quot;; [.A171])" office:value-type="string" office:string-value=" MALDONADO" calcext:value-type="string">
            <text:p><text:s/>MALDONADO</text:p>
          </table:table-cell>
          <table:table-cell table:formula="of:=CONCATENATE(&quot;[&quot;; [.C171]; &quot;]&quot;)" office:value-type="string" office:string-value="[121]" calcext:value-type="string">
            <text:p>[121]</text:p>
          </table:table-cell>
          <table:table-cell table:formula="of:=[.B171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LAVALLEJA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CONCATENATE(&quot; &quot;; [.A172])" office:value-type="string" office:string-value=" MALDONADO" calcext:value-type="string">
            <text:p><text:s/>MALDONADO</text:p>
          </table:table-cell>
          <table:table-cell table:formula="of:=CONCATENATE(&quot;[&quot;; [.C172]; &quot;]&quot;)" office:value-type="string" office:string-value="[407]" calcext:value-type="string">
            <text:p>[407]</text:p>
          </table:table-cell>
          <table:table-cell table:formula="of:=[.B172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PAYSANDU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 &quot;; [.A173])" office:value-type="string" office:string-value=" MALDONADO" calcext:value-type="string">
            <text:p><text:s/>MALDONADO</text:p>
          </table:table-cell>
          <table:table-cell table:formula="of:=CONCATENATE(&quot;[&quot;; [.C173]; &quot;]&quot;)" office:value-type="string" office:string-value="[95]" calcext:value-type="string">
            <text:p>[95]</text:p>
          </table:table-cell>
          <table:table-cell table:formula="of:=[.B173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RIO NEGRO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 &quot;; [.A174])" office:value-type="string" office:string-value=" MALDONADO" calcext:value-type="string">
            <text:p><text:s/>MALDONADO</text:p>
          </table:table-cell>
          <table:table-cell table:formula="of:=CONCATENATE(&quot;[&quot;; [.C174]; &quot;]&quot;)" office:value-type="string" office:string-value="[95]" calcext:value-type="string">
            <text:p>[95]</text:p>
          </table:table-cell>
          <table:table-cell table:formula="of:=[.B174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RIVERA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 &quot;; [.A175])" office:value-type="string" office:string-value=" MALDONADO" calcext:value-type="string">
            <text:p><text:s/>MALDONADO</text:p>
          </table:table-cell>
          <table:table-cell table:formula="of:=CONCATENATE(&quot;[&quot;; [.C175]; &quot;]&quot;)" office:value-type="string" office:string-value="[117]" calcext:value-type="string">
            <text:p>[117]</text:p>
          </table:table-cell>
          <table:table-cell table:formula="of:=[.B175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ROCHA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CONCATENATE(&quot; &quot;; [.A176])" office:value-type="string" office:string-value=" MALDONADO" calcext:value-type="string">
            <text:p><text:s/>MALDONADO</text:p>
          </table:table-cell>
          <table:table-cell table:formula="of:=CONCATENATE(&quot;[&quot;; [.C176]; &quot;]&quot;)" office:value-type="string" office:string-value="[535]" calcext:value-type="string">
            <text:p>[535]</text:p>
          </table:table-cell>
          <table:table-cell table:formula="of:=[.B176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SALT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 &quot;; [.A177])" office:value-type="string" office:string-value=" MALDONADO" calcext:value-type="string">
            <text:p><text:s/>MALDONADO</text:p>
          </table:table-cell>
          <table:table-cell table:formula="of:=CONCATENATE(&quot;[&quot;; [.C177]; &quot;]&quot;)" office:value-type="string" office:string-value="[98]" calcext:value-type="string">
            <text:p>[98]</text:p>
          </table:table-cell>
          <table:table-cell table:formula="of:=[.B177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SAN JOSE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CONCATENATE(&quot; &quot;; [.A178])" office:value-type="string" office:string-value=" MALDONADO" calcext:value-type="string">
            <text:p><text:s/>MALDONADO</text:p>
          </table:table-cell>
          <table:table-cell table:formula="of:=CONCATENATE(&quot;[&quot;; [.C178]; &quot;]&quot;)" office:value-type="string" office:string-value="[131]" calcext:value-type="string">
            <text:p>[131]</text:p>
          </table:table-cell>
          <table:table-cell table:formula="of:=[.B178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SORIANO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&quot; &quot;; [.A179])" office:value-type="string" office:string-value=" MALDONADO" calcext:value-type="string">
            <text:p><text:s/>MALDONADO</text:p>
          </table:table-cell>
          <table:table-cell table:formula="of:=CONCATENATE(&quot;[&quot;; [.C179]; &quot;]&quot;)" office:value-type="string" office:string-value="[110]" calcext:value-type="string">
            <text:p>[110]</text:p>
          </table:table-cell>
          <table:table-cell table:formula="of:=[.B179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TACUAREMBO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 &quot;; [.A180])" office:value-type="string" office:string-value=" MALDONADO" calcext:value-type="string">
            <text:p><text:s/>MALDONADO</text:p>
          </table:table-cell>
          <table:table-cell table:formula="of:=CONCATENATE(&quot;[&quot;; [.C180]; &quot;]&quot;)" office:value-type="string" office:string-value="[71]" calcext:value-type="string">
            <text:p>[71]</text:p>
          </table:table-cell>
          <table:table-cell table:formula="of:=[.B180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MALDONADO</text:p>
          </table:table-cell>
          <table:table-cell office:value-type="string" calcext:value-type="string">
            <text:p>TREINTA Y TRES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CONCATENATE(&quot; &quot;; [.A181])" office:value-type="string" office:string-value=" MALDONADO" calcext:value-type="string">
            <text:p><text:s/>MALDONADO</text:p>
          </table:table-cell>
          <table:table-cell table:formula="of:=CONCATENATE(&quot;[&quot;; [.C181]; &quot;]&quot;)" office:value-type="string" office:string-value="[259]" calcext:value-type="string">
            <text:p>[259]</text:p>
          </table:table-cell>
          <table:table-cell table:formula="of:=[.B181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MONTEVIDEO</text:p>
          </table:table-cell>
          <table:table-cell office:value-type="float" office:value="2096" calcext:value-type="float">
            <text:p>2096</text:p>
          </table:table-cell>
          <table:table-cell/>
          <table:table-cell table:formula="of:=CONCATENATE(&quot; &quot;; [.A182])" office:value-type="string" office:string-value=" PAYSANDU" calcext:value-type="string">
            <text:p><text:s/>PAYSANDU</text:p>
          </table:table-cell>
          <table:table-cell table:formula="of:=CONCATENATE(&quot;[&quot;; [.C182]; &quot;]&quot;)" office:value-type="string" office:string-value="[2096]" calcext:value-type="string">
            <text:p>[2096]</text:p>
          </table:table-cell>
          <table:table-cell table:formula="of:=[.B182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RTIGAS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 &quot;; [.A183])" office:value-type="string" office:string-value=" PAYSANDU" calcext:value-type="string">
            <text:p><text:s/>PAYSANDU</text:p>
          </table:table-cell>
          <table:table-cell table:formula="of:=CONCATENATE(&quot;[&quot;; [.C183]; &quot;]&quot;)" office:value-type="string" office:string-value="[75]" calcext:value-type="string">
            <text:p>[75]</text:p>
          </table:table-cell>
          <table:table-cell table:formula="of:=[.B183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ANELONES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CONCATENATE(&quot; &quot;; [.A184])" office:value-type="string" office:string-value=" PAYSANDU" calcext:value-type="string">
            <text:p><text:s/>PAYSANDU</text:p>
          </table:table-cell>
          <table:table-cell table:formula="of:=CONCATENATE(&quot;[&quot;; [.C184]; &quot;]&quot;)" office:value-type="string" office:string-value="[434]" calcext:value-type="string">
            <text:p>[434]</text:p>
          </table:table-cell>
          <table:table-cell table:formula="of:=[.B184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ERRO LARG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 &quot;; [.A185])" office:value-type="string" office:string-value=" PAYSANDU" calcext:value-type="string">
            <text:p><text:s/>PAYSANDU</text:p>
          </table:table-cell>
          <table:table-cell table:formula="of:=CONCATENATE(&quot;[&quot;; [.C185]; &quot;]&quot;)" office:value-type="string" office:string-value="[35]" calcext:value-type="string">
            <text:p>[35]</text:p>
          </table:table-cell>
          <table:table-cell table:formula="of:=[.B185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OLONIA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CONCATENATE(&quot; &quot;; [.A186])" office:value-type="string" office:string-value=" PAYSANDU" calcext:value-type="string">
            <text:p><text:s/>PAYSANDU</text:p>
          </table:table-cell>
          <table:table-cell table:formula="of:=CONCATENATE(&quot;[&quot;; [.C186]; &quot;]&quot;)" office:value-type="string" office:string-value="[151]" calcext:value-type="string">
            <text:p>[151]</text:p>
          </table:table-cell>
          <table:table-cell table:formula="of:=[.B186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DURAZNO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&quot; &quot;; [.A187])" office:value-type="string" office:string-value=" PAYSANDU" calcext:value-type="string">
            <text:p><text:s/>PAYSANDU</text:p>
          </table:table-cell>
          <table:table-cell table:formula="of:=CONCATENATE(&quot;[&quot;; [.C187]; &quot;]&quot;)" office:value-type="string" office:string-value="[55]" calcext:value-type="string">
            <text:p>[55]</text:p>
          </table:table-cell>
          <table:table-cell table:formula="of:=[.B187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ORES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 &quot;; [.A188])" office:value-type="string" office:string-value=" PAYSANDU" calcext:value-type="string">
            <text:p><text:s/>PAYSANDU</text:p>
          </table:table-cell>
          <table:table-cell table:formula="of:=CONCATENATE(&quot;[&quot;; [.C188]; &quot;]&quot;)" office:value-type="string" office:string-value="[29]" calcext:value-type="string">
            <text:p>[29]</text:p>
          </table:table-cell>
          <table:table-cell table:formula="of:=[.B188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ORIDA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 &quot;; [.A189])" office:value-type="string" office:string-value=" PAYSANDU" calcext:value-type="string">
            <text:p><text:s/>PAYSANDU</text:p>
          </table:table-cell>
          <table:table-cell table:formula="of:=CONCATENATE(&quot;[&quot;; [.C189]; &quot;]&quot;)" office:value-type="string" office:string-value="[57]" calcext:value-type="string">
            <text:p>[57]</text:p>
          </table:table-cell>
          <table:table-cell table:formula="of:=[.B189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LAVALLEJA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&quot; &quot;; [.A190])" office:value-type="string" office:string-value=" PAYSANDU" calcext:value-type="string">
            <text:p><text:s/>PAYSANDU</text:p>
          </table:table-cell>
          <table:table-cell table:formula="of:=CONCATENATE(&quot;[&quot;; [.C190]; &quot;]&quot;)" office:value-type="string" office:string-value="[37]" calcext:value-type="string">
            <text:p>[37]</text:p>
          </table:table-cell>
          <table:table-cell table:formula="of:=[.B190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MALDONADO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CONCATENATE(&quot; &quot;; [.A191])" office:value-type="string" office:string-value=" PAYSANDU" calcext:value-type="string">
            <text:p><text:s/>PAYSANDU</text:p>
          </table:table-cell>
          <table:table-cell table:formula="of:=CONCATENATE(&quot;[&quot;; [.C191]; &quot;]&quot;)" office:value-type="string" office:string-value="[420]" calcext:value-type="string">
            <text:p>[420]</text:p>
          </table:table-cell>
          <table:table-cell table:formula="of:=[.B191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IO NEGRO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CONCATENATE(&quot; &quot;; [.A192])" office:value-type="string" office:string-value=" PAYSANDU" calcext:value-type="string">
            <text:p><text:s/>PAYSANDU</text:p>
          </table:table-cell>
          <table:table-cell table:formula="of:=CONCATENATE(&quot;[&quot;; [.C192]; &quot;]&quot;)" office:value-type="string" office:string-value="[640]" calcext:value-type="string">
            <text:p>[640]</text:p>
          </table:table-cell>
          <table:table-cell table:formula="of:=[.B192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IVERA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NCATENATE(&quot; &quot;; [.A193])" office:value-type="string" office:string-value=" PAYSANDU" calcext:value-type="string">
            <text:p><text:s/>PAYSANDU</text:p>
          </table:table-cell>
          <table:table-cell table:formula="of:=CONCATENATE(&quot;[&quot;; [.C193]; &quot;]&quot;)" office:value-type="string" office:string-value="[66]" calcext:value-type="string">
            <text:p>[66]</text:p>
          </table:table-cell>
          <table:table-cell table:formula="of:=[.B193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OCHA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 &quot;; [.A194])" office:value-type="string" office:string-value=" PAYSANDU" calcext:value-type="string">
            <text:p><text:s/>PAYSANDU</text:p>
          </table:table-cell>
          <table:table-cell table:formula="of:=CONCATENATE(&quot;[&quot;; [.C194]; &quot;]&quot;)" office:value-type="string" office:string-value="[50]" calcext:value-type="string">
            <text:p>[50]</text:p>
          </table:table-cell>
          <table:table-cell table:formula="of:=[.B194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ALTO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CONCATENATE(&quot; &quot;; [.A195])" office:value-type="string" office:string-value=" PAYSANDU" calcext:value-type="string">
            <text:p><text:s/>PAYSANDU</text:p>
          </table:table-cell>
          <table:table-cell table:formula="of:=CONCATENATE(&quot;[&quot;; [.C195]; &quot;]&quot;)" office:value-type="string" office:string-value="[480]" calcext:value-type="string">
            <text:p>[480]</text:p>
          </table:table-cell>
          <table:table-cell table:formula="of:=[.B195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AN JOSE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&quot; &quot;; [.A196])" office:value-type="string" office:string-value=" PAYSANDU" calcext:value-type="string">
            <text:p><text:s/>PAYSANDU</text:p>
          </table:table-cell>
          <table:table-cell table:formula="of:=CONCATENATE(&quot;[&quot;; [.C196]; &quot;]&quot;)" office:value-type="string" office:string-value="[116]" calcext:value-type="string">
            <text:p>[116]</text:p>
          </table:table-cell>
          <table:table-cell table:formula="of:=[.B196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ORIAN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 &quot;; [.A197])" office:value-type="string" office:string-value=" PAYSANDU" calcext:value-type="string">
            <text:p><text:s/>PAYSANDU</text:p>
          </table:table-cell>
          <table:table-cell table:formula="of:=CONCATENATE(&quot;[&quot;; [.C197]; &quot;]&quot;)" office:value-type="string" office:string-value="[98]" calcext:value-type="string">
            <text:p>[98]</text:p>
          </table:table-cell>
          <table:table-cell table:formula="of:=[.B19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ACUAREMBO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CONCATENATE(&quot; &quot;; [.A198])" office:value-type="string" office:string-value=" PAYSANDU" calcext:value-type="string">
            <text:p><text:s/>PAYSANDU</text:p>
          </table:table-cell>
          <table:table-cell table:formula="of:=CONCATENATE(&quot;[&quot;; [.C198]; &quot;]&quot;)" office:value-type="string" office:string-value="[229]" calcext:value-type="string">
            <text:p>[229]</text:p>
          </table:table-cell>
          <table:table-cell table:formula="of:=[.B19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REINTA Y TRES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 &quot;; [.A199])" office:value-type="string" office:string-value=" PAYSANDU" calcext:value-type="string">
            <text:p><text:s/>PAYSANDU</text:p>
          </table:table-cell>
          <table:table-cell table:formula="of:=CONCATENATE(&quot;[&quot;; [.C199]; &quot;]&quot;)" office:value-type="string" office:string-value="[25]" calcext:value-type="string">
            <text:p>[25]</text:p>
          </table:table-cell>
          <table:table-cell table:formula="of:=[.B19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MONTEVIDEO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CONCATENATE(&quot; &quot;; [.A200])" office:value-type="string" office:string-value=" RIO NEGRO" calcext:value-type="string">
            <text:p><text:s/>RIO NEGRO</text:p>
          </table:table-cell>
          <table:table-cell table:formula="of:=CONCATENATE(&quot;[&quot;; [.C200]; &quot;]&quot;)" office:value-type="string" office:string-value="[1219]" calcext:value-type="string">
            <text:p>[1219]</text:p>
          </table:table-cell>
          <table:table-cell table:formula="of:=[.B20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ARTIGAS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 &quot;; [.A201])" office:value-type="string" office:string-value=" RIO NEGRO" calcext:value-type="string">
            <text:p><text:s/>RIO NEGRO</text:p>
          </table:table-cell>
          <table:table-cell table:formula="of:=CONCATENATE(&quot;[&quot;; [.C201]; &quot;]&quot;)" office:value-type="string" office:string-value="[30]" calcext:value-type="string">
            <text:p>[30]</text:p>
          </table:table-cell>
          <table:table-cell table:formula="of:=[.B201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ANELONES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CONCATENATE(&quot; &quot;; [.A202])" office:value-type="string" office:string-value=" RIO NEGRO" calcext:value-type="string">
            <text:p><text:s/>RIO NEGRO</text:p>
          </table:table-cell>
          <table:table-cell table:formula="of:=CONCATENATE(&quot;[&quot;; [.C202]; &quot;]&quot;)" office:value-type="string" office:string-value="[316]" calcext:value-type="string">
            <text:p>[316]</text:p>
          </table:table-cell>
          <table:table-cell table:formula="of:=[.B202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ERRO LARG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 &quot;; [.A203])" office:value-type="string" office:string-value=" RIO NEGRO" calcext:value-type="string">
            <text:p><text:s/>RIO NEGRO</text:p>
          </table:table-cell>
          <table:table-cell table:formula="of:=CONCATENATE(&quot;[&quot;; [.C203]; &quot;]&quot;)" office:value-type="string" office:string-value="[20]" calcext:value-type="string">
            <text:p>[20]</text:p>
          </table:table-cell>
          <table:table-cell table:formula="of:=[.B203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OLONIA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CONCATENATE(&quot; &quot;; [.A204])" office:value-type="string" office:string-value=" RIO NEGRO" calcext:value-type="string">
            <text:p><text:s/>RIO NEGRO</text:p>
          </table:table-cell>
          <table:table-cell table:formula="of:=CONCATENATE(&quot;[&quot;; [.C204]; &quot;]&quot;)" office:value-type="string" office:string-value="[176]" calcext:value-type="string">
            <text:p>[176]</text:p>
          </table:table-cell>
          <table:table-cell table:formula="of:=[.B204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DURAZNO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&quot; &quot;; [.A205])" office:value-type="string" office:string-value=" RIO NEGRO" calcext:value-type="string">
            <text:p><text:s/>RIO NEGRO</text:p>
          </table:table-cell>
          <table:table-cell table:formula="of:=CONCATENATE(&quot;[&quot;; [.C205]; &quot;]&quot;)" office:value-type="string" office:string-value="[54]" calcext:value-type="string">
            <text:p>[54]</text:p>
          </table:table-cell>
          <table:table-cell table:formula="of:=[.B205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FLORES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 &quot;; [.A206])" office:value-type="string" office:string-value=" RIO NEGRO" calcext:value-type="string">
            <text:p><text:s/>RIO NEGRO</text:p>
          </table:table-cell>
          <table:table-cell table:formula="of:=CONCATENATE(&quot;[&quot;; [.C206]; &quot;]&quot;)" office:value-type="string" office:string-value="[77]" calcext:value-type="string">
            <text:p>[77]</text:p>
          </table:table-cell>
          <table:table-cell table:formula="of:=[.B206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FLORIDA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&quot; &quot;; [.A207])" office:value-type="string" office:string-value=" RIO NEGRO" calcext:value-type="string">
            <text:p><text:s/>RIO NEGRO</text:p>
          </table:table-cell>
          <table:table-cell table:formula="of:=CONCATENATE(&quot;[&quot;; [.C207]; &quot;]&quot;)" office:value-type="string" office:string-value="[27]" calcext:value-type="string">
            <text:p>[27]</text:p>
          </table:table-cell>
          <table:table-cell table:formula="of:=[.B207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LAVALLEJA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 &quot;; [.A208])" office:value-type="string" office:string-value=" RIO NEGRO" calcext:value-type="string">
            <text:p><text:s/>RIO NEGRO</text:p>
          </table:table-cell>
          <table:table-cell table:formula="of:=CONCATENATE(&quot;[&quot;; [.C208]; &quot;]&quot;)" office:value-type="string" office:string-value="[15]" calcext:value-type="string">
            <text:p>[15]</text:p>
          </table:table-cell>
          <table:table-cell table:formula="of:=[.B208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MALDONADO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CONCATENATE(&quot; &quot;; [.A209])" office:value-type="string" office:string-value=" RIO NEGRO" calcext:value-type="string">
            <text:p><text:s/>RIO NEGRO</text:p>
          </table:table-cell>
          <table:table-cell table:formula="of:=CONCATENATE(&quot;[&quot;; [.C209]; &quot;]&quot;)" office:value-type="string" office:string-value="[223]" calcext:value-type="string">
            <text:p>[223]</text:p>
          </table:table-cell>
          <table:table-cell table:formula="of:=[.B209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PAYSANDU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CONCATENATE(&quot; &quot;; [.A210])" office:value-type="string" office:string-value=" RIO NEGRO" calcext:value-type="string">
            <text:p><text:s/>RIO NEGRO</text:p>
          </table:table-cell>
          <table:table-cell table:formula="of:=CONCATENATE(&quot;[&quot;; [.C210]; &quot;]&quot;)" office:value-type="string" office:string-value="[516]" calcext:value-type="string">
            <text:p>[516]</text:p>
          </table:table-cell>
          <table:table-cell table:formula="of:=[.B210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RIVERA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&quot; &quot;; [.A211])" office:value-type="string" office:string-value=" RIO NEGRO" calcext:value-type="string">
            <text:p><text:s/>RIO NEGRO</text:p>
          </table:table-cell>
          <table:table-cell table:formula="of:=CONCATENATE(&quot;[&quot;; [.C211]; &quot;]&quot;)" office:value-type="string" office:string-value="[54]" calcext:value-type="string">
            <text:p>[54]</text:p>
          </table:table-cell>
          <table:table-cell table:formula="of:=[.B211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ROCHA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&quot; &quot;; [.A212])" office:value-type="string" office:string-value=" RIO NEGRO" calcext:value-type="string">
            <text:p><text:s/>RIO NEGRO</text:p>
          </table:table-cell>
          <table:table-cell table:formula="of:=CONCATENATE(&quot;[&quot;; [.C212]; &quot;]&quot;)" office:value-type="string" office:string-value="[48]" calcext:value-type="string">
            <text:p>[48]</text:p>
          </table:table-cell>
          <table:table-cell table:formula="of:=[.B212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ALTO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CONCATENATE(&quot; &quot;; [.A213])" office:value-type="string" office:string-value=" RIO NEGRO" calcext:value-type="string">
            <text:p><text:s/>RIO NEGRO</text:p>
          </table:table-cell>
          <table:table-cell table:formula="of:=CONCATENATE(&quot;[&quot;; [.C213]; &quot;]&quot;)" office:value-type="string" office:string-value="[133]" calcext:value-type="string">
            <text:p>[133]</text:p>
          </table:table-cell>
          <table:table-cell table:formula="of:=[.B213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AN JOSE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&quot; &quot;; [.A214])" office:value-type="string" office:string-value=" RIO NEGRO" calcext:value-type="string">
            <text:p><text:s/>RIO NEGRO</text:p>
          </table:table-cell>
          <table:table-cell table:formula="of:=CONCATENATE(&quot;[&quot;; [.C214]; &quot;]&quot;)" office:value-type="string" office:string-value="[107]" calcext:value-type="string">
            <text:p>[107]</text:p>
          </table:table-cell>
          <table:table-cell table:formula="of:=[.B214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ORIANO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CONCATENATE(&quot; &quot;; [.A215])" office:value-type="string" office:string-value=" RIO NEGRO" calcext:value-type="string">
            <text:p><text:s/>RIO NEGRO</text:p>
          </table:table-cell>
          <table:table-cell table:formula="of:=CONCATENATE(&quot;[&quot;; [.C215]; &quot;]&quot;)" office:value-type="string" office:string-value="[270]" calcext:value-type="string">
            <text:p>[270]</text:p>
          </table:table-cell>
          <table:table-cell table:formula="of:=[.B215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TACUAREMBO</text:p>
          </table:table-cell>
          <table:table-cell office:value-type="float" office:value="89" calcext:value-type="float">
            <text:p>89</text:p>
          </table:table-cell>
          <table:table-cell/>
          <table:table-cell table:formula="of:=CONCATENATE(&quot; &quot;; [.A216])" office:value-type="string" office:string-value=" RIO NEGRO" calcext:value-type="string">
            <text:p><text:s/>RIO NEGRO</text:p>
          </table:table-cell>
          <table:table-cell table:formula="of:=CONCATENATE(&quot;[&quot;; [.C216]; &quot;]&quot;)" office:value-type="string" office:string-value="[89]" calcext:value-type="string">
            <text:p>[89]</text:p>
          </table:table-cell>
          <table:table-cell table:formula="of:=[.B21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TREINTA Y TRES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 &quot;; [.A217])" office:value-type="string" office:string-value=" RIO NEGRO" calcext:value-type="string">
            <text:p><text:s/>RIO NEGRO</text:p>
          </table:table-cell>
          <table:table-cell table:formula="of:=CONCATENATE(&quot;[&quot;; [.C217]; &quot;]&quot;)" office:value-type="string" office:string-value="[9]" calcext:value-type="string">
            <text:p>[9]</text:p>
          </table:table-cell>
          <table:table-cell table:formula="of:=[.B21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MONTEVIDEO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CONCATENATE(&quot; &quot;; [.A218])" office:value-type="string" office:string-value=" RIVERA" calcext:value-type="string">
            <text:p><text:s/>RIVERA</text:p>
          </table:table-cell>
          <table:table-cell table:formula="of:=CONCATENATE(&quot;[&quot;; [.C218]; &quot;]&quot;)" office:value-type="string" office:string-value="[2390]" calcext:value-type="string">
            <text:p>[2390]</text:p>
          </table:table-cell>
          <table:table-cell table:formula="of:=[.B21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ARTIGAS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CONCATENATE(&quot; &quot;; [.A219])" office:value-type="string" office:string-value=" RIVERA" calcext:value-type="string">
            <text:p><text:s/>RIVERA</text:p>
          </table:table-cell>
          <table:table-cell table:formula="of:=CONCATENATE(&quot;[&quot;; [.C219]; &quot;]&quot;)" office:value-type="string" office:string-value="[102]" calcext:value-type="string">
            <text:p>[102]</text:p>
          </table:table-cell>
          <table:table-cell table:formula="of:=[.B21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ANELONE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CONCATENATE(&quot; &quot;; [.A220])" office:value-type="string" office:string-value=" RIVERA" calcext:value-type="string">
            <text:p><text:s/>RIVERA</text:p>
          </table:table-cell>
          <table:table-cell table:formula="of:=CONCATENATE(&quot;[&quot;; [.C220]; &quot;]&quot;)" office:value-type="string" office:string-value="[584]" calcext:value-type="string">
            <text:p>[584]</text:p>
          </table:table-cell>
          <table:table-cell table:formula="of:=[.B220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ERRO LARGO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 &quot;; [.A221])" office:value-type="string" office:string-value=" RIVERA" calcext:value-type="string">
            <text:p><text:s/>RIVERA</text:p>
          </table:table-cell>
          <table:table-cell table:formula="of:=CONCATENATE(&quot;[&quot;; [.C221]; &quot;]&quot;)" office:value-type="string" office:string-value="[162]" calcext:value-type="string">
            <text:p>[162]</text:p>
          </table:table-cell>
          <table:table-cell table:formula="of:=[.B221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COLONIA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 &quot;; [.A222])" office:value-type="string" office:string-value=" RIVERA" calcext:value-type="string">
            <text:p><text:s/>RIVERA</text:p>
          </table:table-cell>
          <table:table-cell table:formula="of:=CONCATENATE(&quot;[&quot;; [.C222]; &quot;]&quot;)" office:value-type="string" office:string-value="[77]" calcext:value-type="string">
            <text:p>[77]</text:p>
          </table:table-cell>
          <table:table-cell table:formula="of:=[.B222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DURAZN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 &quot;; [.A223])" office:value-type="string" office:string-value=" RIVERA" calcext:value-type="string">
            <text:p><text:s/>RIVERA</text:p>
          </table:table-cell>
          <table:table-cell table:formula="of:=CONCATENATE(&quot;[&quot;; [.C223]; &quot;]&quot;)" office:value-type="string" office:string-value="[50]" calcext:value-type="string">
            <text:p>[50]</text:p>
          </table:table-cell>
          <table:table-cell table:formula="of:=[.B223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FLORES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NCATENATE(&quot; &quot;; [.A224])" office:value-type="string" office:string-value=" RIVERA" calcext:value-type="string">
            <text:p><text:s/>RIVERA</text:p>
          </table:table-cell>
          <table:table-cell table:formula="of:=CONCATENATE(&quot;[&quot;; [.C224]; &quot;]&quot;)" office:value-type="string" office:string-value="[22]" calcext:value-type="string">
            <text:p>[22]</text:p>
          </table:table-cell>
          <table:table-cell table:formula="of:=[.B224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FLORIDA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&quot; &quot;; [.A225])" office:value-type="string" office:string-value=" RIVERA" calcext:value-type="string">
            <text:p><text:s/>RIVERA</text:p>
          </table:table-cell>
          <table:table-cell table:formula="of:=CONCATENATE(&quot;[&quot;; [.C225]; &quot;]&quot;)" office:value-type="string" office:string-value="[63]" calcext:value-type="string">
            <text:p>[63]</text:p>
          </table:table-cell>
          <table:table-cell table:formula="of:=[.B225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LAVALLEJA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 &quot;; [.A226])" office:value-type="string" office:string-value=" RIVERA" calcext:value-type="string">
            <text:p><text:s/>RIVERA</text:p>
          </table:table-cell>
          <table:table-cell table:formula="of:=CONCATENATE(&quot;[&quot;; [.C226]; &quot;]&quot;)" office:value-type="string" office:string-value="[49]" calcext:value-type="string">
            <text:p>[49]</text:p>
          </table:table-cell>
          <table:table-cell table:formula="of:=[.B226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MALDONADO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CONCATENATE(&quot; &quot;; [.A227])" office:value-type="string" office:string-value=" RIVERA" calcext:value-type="string">
            <text:p><text:s/>RIVERA</text:p>
          </table:table-cell>
          <table:table-cell table:formula="of:=CONCATENATE(&quot;[&quot;; [.C227]; &quot;]&quot;)" office:value-type="string" office:string-value="[227]" calcext:value-type="string">
            <text:p>[227]</text:p>
          </table:table-cell>
          <table:table-cell table:formula="of:=[.B227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PAYSANDU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&quot; &quot;; [.A228])" office:value-type="string" office:string-value=" RIVERA" calcext:value-type="string">
            <text:p><text:s/>RIVERA</text:p>
          </table:table-cell>
          <table:table-cell table:formula="of:=CONCATENATE(&quot;[&quot;; [.C228]; &quot;]&quot;)" office:value-type="string" office:string-value="[143]" calcext:value-type="string">
            <text:p>[143]</text:p>
          </table:table-cell>
          <table:table-cell table:formula="of:=[.B228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RIO NEGRO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&quot; &quot;; [.A229])" office:value-type="string" office:string-value=" RIVERA" calcext:value-type="string">
            <text:p><text:s/>RIVERA</text:p>
          </table:table-cell>
          <table:table-cell table:formula="of:=CONCATENATE(&quot;[&quot;; [.C229]; &quot;]&quot;)" office:value-type="string" office:string-value="[36]" calcext:value-type="string">
            <text:p>[36]</text:p>
          </table:table-cell>
          <table:table-cell table:formula="of:=[.B229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ROCH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 &quot;; [.A230])" office:value-type="string" office:string-value=" RIVERA" calcext:value-type="string">
            <text:p><text:s/>RIVERA</text:p>
          </table:table-cell>
          <table:table-cell table:formula="of:=CONCATENATE(&quot;[&quot;; [.C230]; &quot;]&quot;)" office:value-type="string" office:string-value="[46]" calcext:value-type="string">
            <text:p>[46]</text:p>
          </table:table-cell>
          <table:table-cell table:formula="of:=[.B230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ALTO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NCATENATE(&quot; &quot;; [.A231])" office:value-type="string" office:string-value=" RIVERA" calcext:value-type="string">
            <text:p><text:s/>RIVERA</text:p>
          </table:table-cell>
          <table:table-cell table:formula="of:=CONCATENATE(&quot;[&quot;; [.C231]; &quot;]&quot;)" office:value-type="string" office:string-value="[120]" calcext:value-type="string">
            <text:p>[120]</text:p>
          </table:table-cell>
          <table:table-cell table:formula="of:=[.B231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AN JOSE</text:p>
          </table:table-cell>
          <table:table-cell office:value-type="float" office:value="99" calcext:value-type="float">
            <text:p>99</text:p>
          </table:table-cell>
          <table:table-cell/>
          <table:table-cell table:formula="of:=CONCATENATE(&quot; &quot;; [.A232])" office:value-type="string" office:string-value=" RIVERA" calcext:value-type="string">
            <text:p><text:s/>RIVERA</text:p>
          </table:table-cell>
          <table:table-cell table:formula="of:=CONCATENATE(&quot;[&quot;; [.C232]; &quot;]&quot;)" office:value-type="string" office:string-value="[99]" calcext:value-type="string">
            <text:p>[99]</text:p>
          </table:table-cell>
          <table:table-cell table:formula="of:=[.B232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SORIANO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 &quot;; [.A233])" office:value-type="string" office:string-value=" RIVERA" calcext:value-type="string">
            <text:p><text:s/>RIVERA</text:p>
          </table:table-cell>
          <table:table-cell table:formula="of:=CONCATENATE(&quot;[&quot;; [.C233]; &quot;]&quot;)" office:value-type="string" office:string-value="[25]" calcext:value-type="string">
            <text:p>[25]</text:p>
          </table:table-cell>
          <table:table-cell table:formula="of:=[.B233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TACUAREMBO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CONCATENATE(&quot; &quot;; [.A234])" office:value-type="string" office:string-value=" RIVERA" calcext:value-type="string">
            <text:p><text:s/>RIVERA</text:p>
          </table:table-cell>
          <table:table-cell table:formula="of:=CONCATENATE(&quot;[&quot;; [.C234]; &quot;]&quot;)" office:value-type="string" office:string-value="[546]" calcext:value-type="string">
            <text:p>[546]</text:p>
          </table:table-cell>
          <table:table-cell table:formula="of:=[.B234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TREINTA Y TRES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 &quot;; [.A235])" office:value-type="string" office:string-value=" RIVERA" calcext:value-type="string">
            <text:p><text:s/>RIVERA</text:p>
          </table:table-cell>
          <table:table-cell table:formula="of:=CONCATENATE(&quot;[&quot;; [.C235]; &quot;]&quot;)" office:value-type="string" office:string-value="[57]" calcext:value-type="string">
            <text:p>[57]</text:p>
          </table:table-cell>
          <table:table-cell table:formula="of:=[.B23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MONTEVIDEO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CONCATENATE(&quot; &quot;; [.A236])" office:value-type="string" office:string-value=" ROCHA" calcext:value-type="string">
            <text:p><text:s/>ROCHA</text:p>
          </table:table-cell>
          <table:table-cell table:formula="of:=CONCATENATE(&quot;[&quot;; [.C236]; &quot;]&quot;)" office:value-type="string" office:string-value="[1435]" calcext:value-type="string">
            <text:p>[1435]</text:p>
          </table:table-cell>
          <table:table-cell table:formula="of:=[.B23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ARTIGAS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 &quot;; [.A237])" office:value-type="string" office:string-value=" ROCHA" calcext:value-type="string">
            <text:p><text:s/>ROCHA</text:p>
          </table:table-cell>
          <table:table-cell table:formula="of:=CONCATENATE(&quot;[&quot;; [.C237]; &quot;]&quot;)" office:value-type="string" office:string-value="[8]" calcext:value-type="string">
            <text:p>[8]</text:p>
          </table:table-cell>
          <table:table-cell table:formula="of:=[.B23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CANELONES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CONCATENATE(&quot; &quot;; [.A238])" office:value-type="string" office:string-value=" ROCHA" calcext:value-type="string">
            <text:p><text:s/>ROCHA</text:p>
          </table:table-cell>
          <table:table-cell table:formula="of:=CONCATENATE(&quot;[&quot;; [.C238]; &quot;]&quot;)" office:value-type="string" office:string-value="[407]" calcext:value-type="string">
            <text:p>[407]</text:p>
          </table:table-cell>
          <table:table-cell table:formula="of:=[.B23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CERRO LARGO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 &quot;; [.A239])" office:value-type="string" office:string-value=" ROCHA" calcext:value-type="string">
            <text:p><text:s/>ROCHA</text:p>
          </table:table-cell>
          <table:table-cell table:formula="of:=CONCATENATE(&quot;[&quot;; [.C239]; &quot;]&quot;)" office:value-type="string" office:string-value="[59]" calcext:value-type="string">
            <text:p>[59]</text:p>
          </table:table-cell>
          <table:table-cell table:formula="of:=[.B239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COLONIA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&quot; &quot;; [.A240])" office:value-type="string" office:string-value=" ROCHA" calcext:value-type="string">
            <text:p><text:s/>ROCHA</text:p>
          </table:table-cell>
          <table:table-cell table:formula="of:=CONCATENATE(&quot;[&quot;; [.C240]; &quot;]&quot;)" office:value-type="string" office:string-value="[49]" calcext:value-type="string">
            <text:p>[49]</text:p>
          </table:table-cell>
          <table:table-cell table:formula="of:=[.B240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DURAZN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 &quot;; [.A241])" office:value-type="string" office:string-value=" ROCHA" calcext:value-type="string">
            <text:p><text:s/>ROCHA</text:p>
          </table:table-cell>
          <table:table-cell table:formula="of:=CONCATENATE(&quot;[&quot;; [.C241]; &quot;]&quot;)" office:value-type="string" office:string-value="[18]" calcext:value-type="string">
            <text:p>[18]</text:p>
          </table:table-cell>
          <table:table-cell table:formula="of:=[.B241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FLORES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 &quot;; [.A242])" office:value-type="string" office:string-value=" ROCHA" calcext:value-type="string">
            <text:p><text:s/>ROCHA</text:p>
          </table:table-cell>
          <table:table-cell table:formula="of:=CONCATENATE(&quot;[&quot;; [.C242]; &quot;]&quot;)" office:value-type="string" office:string-value="[7]" calcext:value-type="string">
            <text:p>[7]</text:p>
          </table:table-cell>
          <table:table-cell table:formula="of:=[.B242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FLORIDA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 &quot;; [.A243])" office:value-type="string" office:string-value=" ROCHA" calcext:value-type="string">
            <text:p><text:s/>ROCHA</text:p>
          </table:table-cell>
          <table:table-cell table:formula="of:=CONCATENATE(&quot;[&quot;; [.C243]; &quot;]&quot;)" office:value-type="string" office:string-value="[45]" calcext:value-type="string">
            <text:p>[45]</text:p>
          </table:table-cell>
          <table:table-cell table:formula="of:=[.B243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LAVALLEJA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CONCATENATE(&quot; &quot;; [.A244])" office:value-type="string" office:string-value=" ROCHA" calcext:value-type="string">
            <text:p><text:s/>ROCHA</text:p>
          </table:table-cell>
          <table:table-cell table:formula="of:=CONCATENATE(&quot;[&quot;; [.C244]; &quot;]&quot;)" office:value-type="string" office:string-value="[130]" calcext:value-type="string">
            <text:p>[130]</text:p>
          </table:table-cell>
          <table:table-cell table:formula="of:=[.B244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MALDONADO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CONCATENATE(&quot; &quot;; [.A245])" office:value-type="string" office:string-value=" ROCHA" calcext:value-type="string">
            <text:p><text:s/>ROCHA</text:p>
          </table:table-cell>
          <table:table-cell table:formula="of:=CONCATENATE(&quot;[&quot;; [.C245]; &quot;]&quot;)" office:value-type="string" office:string-value="[952]" calcext:value-type="string">
            <text:p>[952]</text:p>
          </table:table-cell>
          <table:table-cell table:formula="of:=[.B245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PAYSAND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 &quot;; [.A246])" office:value-type="string" office:string-value=" ROCHA" calcext:value-type="string">
            <text:p><text:s/>ROCHA</text:p>
          </table:table-cell>
          <table:table-cell table:formula="of:=CONCATENATE(&quot;[&quot;; [.C246]; &quot;]&quot;)" office:value-type="string" office:string-value="[32]" calcext:value-type="string">
            <text:p>[32]</text:p>
          </table:table-cell>
          <table:table-cell table:formula="of:=[.B246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RIO NEGRO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 &quot;; [.A247])" office:value-type="string" office:string-value=" ROCHA" calcext:value-type="string">
            <text:p><text:s/>ROCHA</text:p>
          </table:table-cell>
          <table:table-cell table:formula="of:=CONCATENATE(&quot;[&quot;; [.C247]; &quot;]&quot;)" office:value-type="string" office:string-value="[30]" calcext:value-type="string">
            <text:p>[30]</text:p>
          </table:table-cell>
          <table:table-cell table:formula="of:=[.B247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RIVERA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&quot; &quot;; [.A248])" office:value-type="string" office:string-value=" ROCHA" calcext:value-type="string">
            <text:p><text:s/>ROCHA</text:p>
          </table:table-cell>
          <table:table-cell table:formula="of:=CONCATENATE(&quot;[&quot;; [.C248]; &quot;]&quot;)" office:value-type="string" office:string-value="[17]" calcext:value-type="string">
            <text:p>[17]</text:p>
          </table:table-cell>
          <table:table-cell table:formula="of:=[.B248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SALT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&quot; &quot;; [.A249])" office:value-type="string" office:string-value=" ROCHA" calcext:value-type="string">
            <text:p><text:s/>ROCHA</text:p>
          </table:table-cell>
          <table:table-cell table:formula="of:=CONCATENATE(&quot;[&quot;; [.C249]; &quot;]&quot;)" office:value-type="string" office:string-value="[29]" calcext:value-type="string">
            <text:p>[29]</text:p>
          </table:table-cell>
          <table:table-cell table:formula="of:=[.B249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SAN JOSE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&quot; &quot;; [.A250])" office:value-type="string" office:string-value=" ROCHA" calcext:value-type="string">
            <text:p><text:s/>ROCHA</text:p>
          </table:table-cell>
          <table:table-cell table:formula="of:=CONCATENATE(&quot;[&quot;; [.C250]; &quot;]&quot;)" office:value-type="string" office:string-value="[45]" calcext:value-type="string">
            <text:p>[45]</text:p>
          </table:table-cell>
          <table:table-cell table:formula="of:=[.B250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SORIAN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 &quot;; [.A251])" office:value-type="string" office:string-value=" ROCHA" calcext:value-type="string">
            <text:p><text:s/>ROCHA</text:p>
          </table:table-cell>
          <table:table-cell table:formula="of:=CONCATENATE(&quot;[&quot;; [.C251]; &quot;]&quot;)" office:value-type="string" office:string-value="[18]" calcext:value-type="string">
            <text:p>[18]</text:p>
          </table:table-cell>
          <table:table-cell table:formula="of:=[.B251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TACUAREMBO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&quot; &quot;; [.A252])" office:value-type="string" office:string-value=" ROCHA" calcext:value-type="string">
            <text:p><text:s/>ROCHA</text:p>
          </table:table-cell>
          <table:table-cell table:formula="of:=CONCATENATE(&quot;[&quot;; [.C252]; &quot;]&quot;)" office:value-type="string" office:string-value="[21]" calcext:value-type="string">
            <text:p>[21]</text:p>
          </table:table-cell>
          <table:table-cell table:formula="of:=[.B252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TREINTA Y TRES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&quot; &quot;; [.A253])" office:value-type="string" office:string-value=" ROCHA" calcext:value-type="string">
            <text:p><text:s/>ROCHA</text:p>
          </table:table-cell>
          <table:table-cell table:formula="of:=CONCATENATE(&quot;[&quot;; [.C253]; &quot;]&quot;)" office:value-type="string" office:string-value="[162]" calcext:value-type="string">
            <text:p>[162]</text:p>
          </table:table-cell>
          <table:table-cell table:formula="of:=[.B253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MONTEVIDEO</text:p>
          </table:table-cell>
          <table:table-cell office:value-type="float" office:value="2481" calcext:value-type="float">
            <text:p>2481</text:p>
          </table:table-cell>
          <table:table-cell/>
          <table:table-cell table:formula="of:=CONCATENATE(&quot; &quot;; [.A254])" office:value-type="string" office:string-value=" SALTO" calcext:value-type="string">
            <text:p><text:s/>SALTO</text:p>
          </table:table-cell>
          <table:table-cell table:formula="of:=CONCATENATE(&quot;[&quot;; [.C254]; &quot;]&quot;)" office:value-type="string" office:string-value="[2481]" calcext:value-type="string">
            <text:p>[2481]</text:p>
          </table:table-cell>
          <table:table-cell table:formula="of:=[.B254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ARTIGAS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CONCATENATE(&quot; &quot;; [.A255])" office:value-type="string" office:string-value=" SALTO" calcext:value-type="string">
            <text:p><text:s/>SALTO</text:p>
          </table:table-cell>
          <table:table-cell table:formula="of:=CONCATENATE(&quot;[&quot;; [.C255]; &quot;]&quot;)" office:value-type="string" office:string-value="[380]" calcext:value-type="string">
            <text:p>[380]</text:p>
          </table:table-cell>
          <table:table-cell table:formula="of:=[.B255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CANELONES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CONCATENATE(&quot; &quot;; [.A256])" office:value-type="string" office:string-value=" SALTO" calcext:value-type="string">
            <text:p><text:s/>SALTO</text:p>
          </table:table-cell>
          <table:table-cell table:formula="of:=CONCATENATE(&quot;[&quot;; [.C256]; &quot;]&quot;)" office:value-type="string" office:string-value="[543]" calcext:value-type="string">
            <text:p>[543]</text:p>
          </table:table-cell>
          <table:table-cell table:formula="of:=[.B256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CERRO LARGO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 &quot;; [.A257])" office:value-type="string" office:string-value=" SALTO" calcext:value-type="string">
            <text:p><text:s/>SALTO</text:p>
          </table:table-cell>
          <table:table-cell table:formula="of:=CONCATENATE(&quot;[&quot;; [.C257]; &quot;]&quot;)" office:value-type="string" office:string-value="[18]" calcext:value-type="string">
            <text:p>[18]</text:p>
          </table:table-cell>
          <table:table-cell table:formula="of:=[.B257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COLONIA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CONCATENATE(&quot; &quot;; [.A258])" office:value-type="string" office:string-value=" SALTO" calcext:value-type="string">
            <text:p><text:s/>SALTO</text:p>
          </table:table-cell>
          <table:table-cell table:formula="of:=CONCATENATE(&quot;[&quot;; [.C258]; &quot;]&quot;)" office:value-type="string" office:string-value="[134]" calcext:value-type="string">
            <text:p>[134]</text:p>
          </table:table-cell>
          <table:table-cell table:formula="of:=[.B258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DURAZNO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&quot; &quot;; [.A259])" office:value-type="string" office:string-value=" SALTO" calcext:value-type="string">
            <text:p><text:s/>SALTO</text:p>
          </table:table-cell>
          <table:table-cell table:formula="of:=CONCATENATE(&quot;[&quot;; [.C259]; &quot;]&quot;)" office:value-type="string" office:string-value="[14]" calcext:value-type="string">
            <text:p>[14]</text:p>
          </table:table-cell>
          <table:table-cell table:formula="of:=[.B259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FLORE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 &quot;; [.A260])" office:value-type="string" office:string-value=" SALTO" calcext:value-type="string">
            <text:p><text:s/>SALTO</text:p>
          </table:table-cell>
          <table:table-cell table:formula="of:=CONCATENATE(&quot;[&quot;; [.C260]; &quot;]&quot;)" office:value-type="string" office:string-value="[20]" calcext:value-type="string">
            <text:p>[20]</text:p>
          </table:table-cell>
          <table:table-cell table:formula="of:=[.B260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FLORIDA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&quot; &quot;; [.A261])" office:value-type="string" office:string-value=" SALTO" calcext:value-type="string">
            <text:p><text:s/>SALTO</text:p>
          </table:table-cell>
          <table:table-cell table:formula="of:=CONCATENATE(&quot;[&quot;; [.C261]; &quot;]&quot;)" office:value-type="string" office:string-value="[48]" calcext:value-type="string">
            <text:p>[48]</text:p>
          </table:table-cell>
          <table:table-cell table:formula="of:=[.B261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LAVALLEJA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 &quot;; [.A262])" office:value-type="string" office:string-value=" SALTO" calcext:value-type="string">
            <text:p><text:s/>SALTO</text:p>
          </table:table-cell>
          <table:table-cell table:formula="of:=CONCATENATE(&quot;[&quot;; [.C262]; &quot;]&quot;)" office:value-type="string" office:string-value="[20]" calcext:value-type="string">
            <text:p>[20]</text:p>
          </table:table-cell>
          <table:table-cell table:formula="of:=[.B262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MALDONADO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CONCATENATE(&quot; &quot;; [.A263])" office:value-type="string" office:string-value=" SALTO" calcext:value-type="string">
            <text:p><text:s/>SALTO</text:p>
          </table:table-cell>
          <table:table-cell table:formula="of:=CONCATENATE(&quot;[&quot;; [.C263]; &quot;]&quot;)" office:value-type="string" office:string-value="[484]" calcext:value-type="string">
            <text:p>[484]</text:p>
          </table:table-cell>
          <table:table-cell table:formula="of:=[.B263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PAYSANDU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CONCATENATE(&quot; &quot;; [.A264])" office:value-type="string" office:string-value=" SALTO" calcext:value-type="string">
            <text:p><text:s/>SALTO</text:p>
          </table:table-cell>
          <table:table-cell table:formula="of:=CONCATENATE(&quot;[&quot;; [.C264]; &quot;]&quot;)" office:value-type="string" office:string-value="[564]" calcext:value-type="string">
            <text:p>[564]</text:p>
          </table:table-cell>
          <table:table-cell table:formula="of:=[.B264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RIO NEGRO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CONCATENATE(&quot; &quot;; [.A265])" office:value-type="string" office:string-value=" SALTO" calcext:value-type="string">
            <text:p><text:s/>SALTO</text:p>
          </table:table-cell>
          <table:table-cell table:formula="of:=CONCATENATE(&quot;[&quot;; [.C265]; &quot;]&quot;)" office:value-type="string" office:string-value="[161]" calcext:value-type="string">
            <text:p>[161]</text:p>
          </table:table-cell>
          <table:table-cell table:formula="of:=[.B265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RIVERA</text:p>
          </table:table-cell>
          <table:table-cell office:value-type="float" office:value="97" calcext:value-type="float">
            <text:p>97</text:p>
          </table:table-cell>
          <table:table-cell/>
          <table:table-cell table:formula="of:=CONCATENATE(&quot; &quot;; [.A266])" office:value-type="string" office:string-value=" SALTO" calcext:value-type="string">
            <text:p><text:s/>SALTO</text:p>
          </table:table-cell>
          <table:table-cell table:formula="of:=CONCATENATE(&quot;[&quot;; [.C266]; &quot;]&quot;)" office:value-type="string" office:string-value="[97]" calcext:value-type="string">
            <text:p>[97]</text:p>
          </table:table-cell>
          <table:table-cell table:formula="of:=[.B266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ROCHA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&quot; &quot;; [.A267])" office:value-type="string" office:string-value=" SALTO" calcext:value-type="string">
            <text:p><text:s/>SALTO</text:p>
          </table:table-cell>
          <table:table-cell table:formula="of:=CONCATENATE(&quot;[&quot;; [.C267]; &quot;]&quot;)" office:value-type="string" office:string-value="[38]" calcext:value-type="string">
            <text:p>[38]</text:p>
          </table:table-cell>
          <table:table-cell table:formula="of:=[.B267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SAN JOSE</text:p>
          </table:table-cell>
          <table:table-cell office:value-type="float" office:value="99" calcext:value-type="float">
            <text:p>99</text:p>
          </table:table-cell>
          <table:table-cell/>
          <table:table-cell table:formula="of:=CONCATENATE(&quot; &quot;; [.A268])" office:value-type="string" office:string-value=" SALTO" calcext:value-type="string">
            <text:p><text:s/>SALTO</text:p>
          </table:table-cell>
          <table:table-cell table:formula="of:=CONCATENATE(&quot;[&quot;; [.C268]; &quot;]&quot;)" office:value-type="string" office:string-value="[99]" calcext:value-type="string">
            <text:p>[99]</text:p>
          </table:table-cell>
          <table:table-cell table:formula="of:=[.B268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SORIANO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 &quot;; [.A269])" office:value-type="string" office:string-value=" SALTO" calcext:value-type="string">
            <text:p><text:s/>SALTO</text:p>
          </table:table-cell>
          <table:table-cell table:formula="of:=CONCATENATE(&quot;[&quot;; [.C269]; &quot;]&quot;)" office:value-type="string" office:string-value="[75]" calcext:value-type="string">
            <text:p>[75]</text:p>
          </table:table-cell>
          <table:table-cell table:formula="of:=[.B269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TACUAREMBO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CONCATENATE(&quot; &quot;; [.A270])" office:value-type="string" office:string-value=" SALTO" calcext:value-type="string">
            <text:p><text:s/>SALTO</text:p>
          </table:table-cell>
          <table:table-cell table:formula="of:=CONCATENATE(&quot;[&quot;; [.C270]; &quot;]&quot;)" office:value-type="string" office:string-value="[166]" calcext:value-type="string">
            <text:p>[166]</text:p>
          </table:table-cell>
          <table:table-cell table:formula="of:=[.B270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TREINTA Y TRES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 &quot;; [.A271])" office:value-type="string" office:string-value=" SALTO" calcext:value-type="string">
            <text:p><text:s/>SALTO</text:p>
          </table:table-cell>
          <table:table-cell table:formula="of:=CONCATENATE(&quot;[&quot;; [.C271]; &quot;]&quot;)" office:value-type="string" office:string-value="[8]" calcext:value-type="string">
            <text:p>[8]</text:p>
          </table:table-cell>
          <table:table-cell table:formula="of:=[.B271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MONTEVIDEO</text:p>
          </table:table-cell>
          <table:table-cell office:value-type="float" office:value="1852" calcext:value-type="float">
            <text:p>1852</text:p>
          </table:table-cell>
          <table:table-cell/>
          <table:table-cell table:formula="of:=CONCATENATE(&quot; &quot;; [.A272])" office:value-type="string" office:string-value=" SAN JOSE" calcext:value-type="string">
            <text:p><text:s/>SAN JOSE</text:p>
          </table:table-cell>
          <table:table-cell table:formula="of:=CONCATENATE(&quot;[&quot;; [.C272]; &quot;]&quot;)" office:value-type="string" office:string-value="[1852]" calcext:value-type="string">
            <text:p>[1852]</text:p>
          </table:table-cell>
          <table:table-cell table:formula="of:=[.B272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ARTIGAS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 &quot;; [.A273])" office:value-type="string" office:string-value=" SAN JOSE" calcext:value-type="string">
            <text:p><text:s/>SAN JOSE</text:p>
          </table:table-cell>
          <table:table-cell table:formula="of:=CONCATENATE(&quot;[&quot;; [.C273]; &quot;]&quot;)" office:value-type="string" office:string-value="[15]" calcext:value-type="string">
            <text:p>[15]</text:p>
          </table:table-cell>
          <table:table-cell table:formula="of:=[.B273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CANELONES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CONCATENATE(&quot; &quot;; [.A274])" office:value-type="string" office:string-value=" SAN JOSE" calcext:value-type="string">
            <text:p><text:s/>SAN JOSE</text:p>
          </table:table-cell>
          <table:table-cell table:formula="of:=CONCATENATE(&quot;[&quot;; [.C274]; &quot;]&quot;)" office:value-type="string" office:string-value="[689]" calcext:value-type="string">
            <text:p>[689]</text:p>
          </table:table-cell>
          <table:table-cell table:formula="of:=[.B274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CERRO LARGO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&quot; &quot;; [.A275])" office:value-type="string" office:string-value=" SAN JOSE" calcext:value-type="string">
            <text:p><text:s/>SAN JOSE</text:p>
          </table:table-cell>
          <table:table-cell table:formula="of:=CONCATENATE(&quot;[&quot;; [.C275]; &quot;]&quot;)" office:value-type="string" office:string-value="[31]" calcext:value-type="string">
            <text:p>[31]</text:p>
          </table:table-cell>
          <table:table-cell table:formula="of:=[.B275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COLONIA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CONCATENATE(&quot; &quot;; [.A276])" office:value-type="string" office:string-value=" SAN JOSE" calcext:value-type="string">
            <text:p><text:s/>SAN JOSE</text:p>
          </table:table-cell>
          <table:table-cell table:formula="of:=CONCATENATE(&quot;[&quot;; [.C276]; &quot;]&quot;)" office:value-type="string" office:string-value="[452]" calcext:value-type="string">
            <text:p>[452]</text:p>
          </table:table-cell>
          <table:table-cell table:formula="of:=[.B276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DURAZNO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 &quot;; [.A277])" office:value-type="string" office:string-value=" SAN JOSE" calcext:value-type="string">
            <text:p><text:s/>SAN JOSE</text:p>
          </table:table-cell>
          <table:table-cell table:formula="of:=CONCATENATE(&quot;[&quot;; [.C277]; &quot;]&quot;)" office:value-type="string" office:string-value="[59]" calcext:value-type="string">
            <text:p>[59]</text:p>
          </table:table-cell>
          <table:table-cell table:formula="of:=[.B277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FLORES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&quot; &quot;; [.A278])" office:value-type="string" office:string-value=" SAN JOSE" calcext:value-type="string">
            <text:p><text:s/>SAN JOSE</text:p>
          </table:table-cell>
          <table:table-cell table:formula="of:=CONCATENATE(&quot;[&quot;; [.C278]; &quot;]&quot;)" office:value-type="string" office:string-value="[122]" calcext:value-type="string">
            <text:p>[122]</text:p>
          </table:table-cell>
          <table:table-cell table:formula="of:=[.B278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FLORIDA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CONCATENATE(&quot; &quot;; [.A279])" office:value-type="string" office:string-value=" SAN JOSE" calcext:value-type="string">
            <text:p><text:s/>SAN JOSE</text:p>
          </table:table-cell>
          <table:table-cell table:formula="of:=CONCATENATE(&quot;[&quot;; [.C279]; &quot;]&quot;)" office:value-type="string" office:string-value="[252]" calcext:value-type="string">
            <text:p>[252]</text:p>
          </table:table-cell>
          <table:table-cell table:formula="of:=[.B279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LAVALLEJA</text:p>
          </table:table-cell>
          <table:table-cell office:value-type="float" office:value="44" calcext:value-type="float">
            <text:p>44</text:p>
          </table:table-cell>
          <table:table-cell/>
          <table:table-cell table:formula="of:=CONCATENATE(&quot; &quot;; [.A280])" office:value-type="string" office:string-value=" SAN JOSE" calcext:value-type="string">
            <text:p><text:s/>SAN JOSE</text:p>
          </table:table-cell>
          <table:table-cell table:formula="of:=CONCATENATE(&quot;[&quot;; [.C280]; &quot;]&quot;)" office:value-type="string" office:string-value="[44]" calcext:value-type="string">
            <text:p>[44]</text:p>
          </table:table-cell>
          <table:table-cell table:formula="of:=[.B280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MALDONADO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 &quot;; [.A281])" office:value-type="string" office:string-value=" SAN JOSE" calcext:value-type="string">
            <text:p><text:s/>SAN JOSE</text:p>
          </table:table-cell>
          <table:table-cell table:formula="of:=CONCATENATE(&quot;[&quot;; [.C281]; &quot;]&quot;)" office:value-type="string" office:string-value="[230]" calcext:value-type="string">
            <text:p>[230]</text:p>
          </table:table-cell>
          <table:table-cell table:formula="of:=[.B281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PAYSANDU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&quot; &quot;; [.A282])" office:value-type="string" office:string-value=" SAN JOSE" calcext:value-type="string">
            <text:p><text:s/>SAN JOSE</text:p>
          </table:table-cell>
          <table:table-cell table:formula="of:=CONCATENATE(&quot;[&quot;; [.C282]; &quot;]&quot;)" office:value-type="string" office:string-value="[59]" calcext:value-type="string">
            <text:p>[59]</text:p>
          </table:table-cell>
          <table:table-cell table:formula="of:=[.B282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IO NEGRO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&quot; &quot;; [.A283])" office:value-type="string" office:string-value=" SAN JOSE" calcext:value-type="string">
            <text:p><text:s/>SAN JOSE</text:p>
          </table:table-cell>
          <table:table-cell table:formula="of:=CONCATENATE(&quot;[&quot;; [.C283]; &quot;]&quot;)" office:value-type="string" office:string-value="[55]" calcext:value-type="string">
            <text:p>[55]</text:p>
          </table:table-cell>
          <table:table-cell table:formula="of:=[.B283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IVERA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 &quot;; [.A284])" office:value-type="string" office:string-value=" SAN JOSE" calcext:value-type="string">
            <text:p><text:s/>SAN JOSE</text:p>
          </table:table-cell>
          <table:table-cell table:formula="of:=CONCATENATE(&quot;[&quot;; [.C284]; &quot;]&quot;)" office:value-type="string" office:string-value="[32]" calcext:value-type="string">
            <text:p>[32]</text:p>
          </table:table-cell>
          <table:table-cell table:formula="of:=[.B284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ROCHA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&quot; &quot;; [.A285])" office:value-type="string" office:string-value=" SAN JOSE" calcext:value-type="string">
            <text:p><text:s/>SAN JOSE</text:p>
          </table:table-cell>
          <table:table-cell table:formula="of:=CONCATENATE(&quot;[&quot;; [.C285]; &quot;]&quot;)" office:value-type="string" office:string-value="[47]" calcext:value-type="string">
            <text:p>[47]</text:p>
          </table:table-cell>
          <table:table-cell table:formula="of:=[.B285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SALTO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 &quot;; [.A286])" office:value-type="string" office:string-value=" SAN JOSE" calcext:value-type="string">
            <text:p><text:s/>SAN JOSE</text:p>
          </table:table-cell>
          <table:table-cell table:formula="of:=CONCATENATE(&quot;[&quot;; [.C286]; &quot;]&quot;)" office:value-type="string" office:string-value="[30]" calcext:value-type="string">
            <text:p>[30]</text:p>
          </table:table-cell>
          <table:table-cell table:formula="of:=[.B286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SORIANO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CONCATENATE(&quot; &quot;; [.A287])" office:value-type="string" office:string-value=" SAN JOSE" calcext:value-type="string">
            <text:p><text:s/>SAN JOSE</text:p>
          </table:table-cell>
          <table:table-cell table:formula="of:=CONCATENATE(&quot;[&quot;; [.C287]; &quot;]&quot;)" office:value-type="string" office:string-value="[112]" calcext:value-type="string">
            <text:p>[112]</text:p>
          </table:table-cell>
          <table:table-cell table:formula="of:=[.B287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TACUAREMBO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NCATENATE(&quot; &quot;; [.A288])" office:value-type="string" office:string-value=" SAN JOSE" calcext:value-type="string">
            <text:p><text:s/>SAN JOSE</text:p>
          </table:table-cell>
          <table:table-cell table:formula="of:=CONCATENATE(&quot;[&quot;; [.C288]; &quot;]&quot;)" office:value-type="string" office:string-value="[53]" calcext:value-type="string">
            <text:p>[53]</text:p>
          </table:table-cell>
          <table:table-cell table:formula="of:=[.B288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TREINTA Y TRES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 &quot;; [.A289])" office:value-type="string" office:string-value=" SAN JOSE" calcext:value-type="string">
            <text:p><text:s/>SAN JOSE</text:p>
          </table:table-cell>
          <table:table-cell table:formula="of:=CONCATENATE(&quot;[&quot;; [.C289]; &quot;]&quot;)" office:value-type="string" office:string-value="[23]" calcext:value-type="string">
            <text:p>[23]</text:p>
          </table:table-cell>
          <table:table-cell table:formula="of:=[.B289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MONTEVIDEO</text:p>
          </table:table-cell>
          <table:table-cell office:value-type="float" office:value="1922" calcext:value-type="float">
            <text:p>1922</text:p>
          </table:table-cell>
          <table:table-cell/>
          <table:table-cell table:formula="of:=CONCATENATE(&quot; &quot;; [.A290])" office:value-type="string" office:string-value=" SORIANO" calcext:value-type="string">
            <text:p><text:s/>SORIANO</text:p>
          </table:table-cell>
          <table:table-cell table:formula="of:=CONCATENATE(&quot;[&quot;; [.C290]; &quot;]&quot;)" office:value-type="string" office:string-value="[1922]" calcext:value-type="string">
            <text:p>[1922]</text:p>
          </table:table-cell>
          <table:table-cell table:formula="of:=[.B290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ARTIGAS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 &quot;; [.A291])" office:value-type="string" office:string-value=" SORIANO" calcext:value-type="string">
            <text:p><text:s/>SORIANO</text:p>
          </table:table-cell>
          <table:table-cell table:formula="of:=CONCATENATE(&quot;[&quot;; [.C291]; &quot;]&quot;)" office:value-type="string" office:string-value="[9]" calcext:value-type="string">
            <text:p>[9]</text:p>
          </table:table-cell>
          <table:table-cell table:formula="of:=[.B291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CANELONES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CONCATENATE(&quot; &quot;; [.A292])" office:value-type="string" office:string-value=" SORIANO" calcext:value-type="string">
            <text:p><text:s/>SORIANO</text:p>
          </table:table-cell>
          <table:table-cell table:formula="of:=CONCATENATE(&quot;[&quot;; [.C292]; &quot;]&quot;)" office:value-type="string" office:string-value="[293]" calcext:value-type="string">
            <text:p>[293]</text:p>
          </table:table-cell>
          <table:table-cell table:formula="of:=[.B292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CERRO LARGO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&quot; &quot;; [.A293])" office:value-type="string" office:string-value=" SORIANO" calcext:value-type="string">
            <text:p><text:s/>SORIANO</text:p>
          </table:table-cell>
          <table:table-cell table:formula="of:=CONCATENATE(&quot;[&quot;; [.C293]; &quot;]&quot;)" office:value-type="string" office:string-value="[12]" calcext:value-type="string">
            <text:p>[12]</text:p>
          </table:table-cell>
          <table:table-cell table:formula="of:=[.B293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COLONIA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CONCATENATE(&quot; &quot;; [.A294])" office:value-type="string" office:string-value=" SORIANO" calcext:value-type="string">
            <text:p><text:s/>SORIANO</text:p>
          </table:table-cell>
          <table:table-cell table:formula="of:=CONCATENATE(&quot;[&quot;; [.C294]; &quot;]&quot;)" office:value-type="string" office:string-value="[1053]" calcext:value-type="string">
            <text:p>[1053]</text:p>
          </table:table-cell>
          <table:table-cell table:formula="of:=[.B294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DURAZNO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 &quot;; [.A295])" office:value-type="string" office:string-value=" SORIANO" calcext:value-type="string">
            <text:p><text:s/>SORIANO</text:p>
          </table:table-cell>
          <table:table-cell table:formula="of:=CONCATENATE(&quot;[&quot;; [.C295]; &quot;]&quot;)" office:value-type="string" office:string-value="[57]" calcext:value-type="string">
            <text:p>[57]</text:p>
          </table:table-cell>
          <table:table-cell table:formula="of:=[.B295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FLORES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&quot; &quot;; [.A296])" office:value-type="string" office:string-value=" SORIANO" calcext:value-type="string">
            <text:p><text:s/>SORIANO</text:p>
          </table:table-cell>
          <table:table-cell table:formula="of:=CONCATENATE(&quot;[&quot;; [.C296]; &quot;]&quot;)" office:value-type="string" office:string-value="[90]" calcext:value-type="string">
            <text:p>[90]</text:p>
          </table:table-cell>
          <table:table-cell table:formula="of:=[.B296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&quot; &quot;; [.A297])" office:value-type="string" office:string-value=" SORIANO" calcext:value-type="string">
            <text:p><text:s/>SORIANO</text:p>
          </table:table-cell>
          <table:table-cell table:formula="of:=CONCATENATE(&quot;[&quot;; [.C297]; &quot;]&quot;)" office:value-type="string" office:string-value="[40]" calcext:value-type="string">
            <text:p>[40]</text:p>
          </table:table-cell>
          <table:table-cell table:formula="of:=[.B297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LAVALLEJA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&quot; &quot;; [.A298])" office:value-type="string" office:string-value=" SORIANO" calcext:value-type="string">
            <text:p><text:s/>SORIANO</text:p>
          </table:table-cell>
          <table:table-cell table:formula="of:=CONCATENATE(&quot;[&quot;; [.C298]; &quot;]&quot;)" office:value-type="string" office:string-value="[33]" calcext:value-type="string">
            <text:p>[33]</text:p>
          </table:table-cell>
          <table:table-cell table:formula="of:=[.B298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MALDONADO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CONCATENATE(&quot; &quot;; [.A299])" office:value-type="string" office:string-value=" SORIANO" calcext:value-type="string">
            <text:p><text:s/>SORIANO</text:p>
          </table:table-cell>
          <table:table-cell table:formula="of:=CONCATENATE(&quot;[&quot;; [.C299]; &quot;]&quot;)" office:value-type="string" office:string-value="[335]" calcext:value-type="string">
            <text:p>[335]</text:p>
          </table:table-cell>
          <table:table-cell table:formula="of:=[.B299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PAYSANDU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NCATENATE(&quot; &quot;; [.A300])" office:value-type="string" office:string-value=" SORIANO" calcext:value-type="string">
            <text:p><text:s/>SORIANO</text:p>
          </table:table-cell>
          <table:table-cell table:formula="of:=CONCATENATE(&quot;[&quot;; [.C300]; &quot;]&quot;)" office:value-type="string" office:string-value="[181]" calcext:value-type="string">
            <text:p>[181]</text:p>
          </table:table-cell>
          <table:table-cell table:formula="of:=[.B300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RIO NEGRO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CONCATENATE(&quot; &quot;; [.A301])" office:value-type="string" office:string-value=" SORIANO" calcext:value-type="string">
            <text:p><text:s/>SORIANO</text:p>
          </table:table-cell>
          <table:table-cell table:formula="of:=CONCATENATE(&quot;[&quot;; [.C301]; &quot;]&quot;)" office:value-type="string" office:string-value="[372]" calcext:value-type="string">
            <text:p>[372]</text:p>
          </table:table-cell>
          <table:table-cell table:formula="of:=[.B301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RIVER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&quot; &quot;; [.A302])" office:value-type="string" office:string-value=" SORIANO" calcext:value-type="string">
            <text:p><text:s/>SORIANO</text:p>
          </table:table-cell>
          <table:table-cell table:formula="of:=CONCATENATE(&quot;[&quot;; [.C302]; &quot;]&quot;)" office:value-type="string" office:string-value="[18]" calcext:value-type="string">
            <text:p>[18]</text:p>
          </table:table-cell>
          <table:table-cell table:formula="of:=[.B302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ROCH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&quot; &quot;; [.A303])" office:value-type="string" office:string-value=" SORIANO" calcext:value-type="string">
            <text:p><text:s/>SORIANO</text:p>
          </table:table-cell>
          <table:table-cell table:formula="of:=CONCATENATE(&quot;[&quot;; [.C303]; &quot;]&quot;)" office:value-type="string" office:string-value="[46]" calcext:value-type="string">
            <text:p>[46]</text:p>
          </table:table-cell>
          <table:table-cell table:formula="of:=[.B303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SALT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&quot; &quot;; [.A304])" office:value-type="string" office:string-value=" SORIANO" calcext:value-type="string">
            <text:p><text:s/>SORIANO</text:p>
          </table:table-cell>
          <table:table-cell table:formula="of:=CONCATENATE(&quot;[&quot;; [.C304]; &quot;]&quot;)" office:value-type="string" office:string-value="[98]" calcext:value-type="string">
            <text:p>[98]</text:p>
          </table:table-cell>
          <table:table-cell table:formula="of:=[.B304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SAN JOSE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&quot; &quot;; [.A305])" office:value-type="string" office:string-value=" SORIANO" calcext:value-type="string">
            <text:p><text:s/>SORIANO</text:p>
          </table:table-cell>
          <table:table-cell table:formula="of:=CONCATENATE(&quot;[&quot;; [.C305]; &quot;]&quot;)" office:value-type="string" office:string-value="[147]" calcext:value-type="string">
            <text:p>[147]</text:p>
          </table:table-cell>
          <table:table-cell table:formula="of:=[.B305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TACUAREMBO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 &quot;; [.A306])" office:value-type="string" office:string-value=" SORIANO" calcext:value-type="string">
            <text:p><text:s/>SORIANO</text:p>
          </table:table-cell>
          <table:table-cell table:formula="of:=CONCATENATE(&quot;[&quot;; [.C306]; &quot;]&quot;)" office:value-type="string" office:string-value="[41]" calcext:value-type="string">
            <text:p>[41]</text:p>
          </table:table-cell>
          <table:table-cell table:formula="of:=[.B306]" office:value-type="string" office:string-value="TACUAREMBO" calcext:value-type="string">
            <text:p>TACUAREMBO</text:p>
          </table:table-cell>
        </table:table-row>
        <table:table-row table:style-name="ro1">
          <table:table-cell office:value-type="string" calcext:value-type="string">
            <text:p>SORIANO</text:p>
          </table:table-cell>
          <table:table-cell office:value-type="string" calcext:value-type="string">
            <text:p>TREINTA Y TRES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 &quot;; [.A307])" office:value-type="string" office:string-value=" SORIANO" calcext:value-type="string">
            <text:p><text:s/>SORIANO</text:p>
          </table:table-cell>
          <table:table-cell table:formula="of:=CONCATENATE(&quot;[&quot;; [.C307]; &quot;]&quot;)" office:value-type="string" office:string-value="[16]" calcext:value-type="string">
            <text:p>[16]</text:p>
          </table:table-cell>
          <table:table-cell table:formula="of:=[.B307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MONTEVIDEO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CONCATENATE(&quot; &quot;; [.A308])" office:value-type="string" office:string-value=" TACUAREMBO" calcext:value-type="string">
            <text:p><text:s/>TACUAREMBO</text:p>
          </table:table-cell>
          <table:table-cell table:formula="of:=CONCATENATE(&quot;[&quot;; [.C308]; &quot;]&quot;)" office:value-type="string" office:string-value="[2611]" calcext:value-type="string">
            <text:p>[2611]</text:p>
          </table:table-cell>
          <table:table-cell table:formula="of:=[.B308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ARTIGA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 &quot;; [.A309])" office:value-type="string" office:string-value=" TACUAREMBO" calcext:value-type="string">
            <text:p><text:s/>TACUAREMBO</text:p>
          </table:table-cell>
          <table:table-cell table:formula="of:=CONCATENATE(&quot;[&quot;; [.C309]; &quot;]&quot;)" office:value-type="string" office:string-value="[50]" calcext:value-type="string">
            <text:p>[50]</text:p>
          </table:table-cell>
          <table:table-cell table:formula="of:=[.B309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CANELONES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CONCATENATE(&quot; &quot;; [.A310])" office:value-type="string" office:string-value=" TACUAREMBO" calcext:value-type="string">
            <text:p><text:s/>TACUAREMBO</text:p>
          </table:table-cell>
          <table:table-cell table:formula="of:=CONCATENATE(&quot;[&quot;; [.C310]; &quot;]&quot;)" office:value-type="string" office:string-value="[596]" calcext:value-type="string">
            <text:p>[596]</text:p>
          </table:table-cell>
          <table:table-cell table:formula="of:=[.B310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CERRO LARGO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CONCATENATE(&quot; &quot;; [.A311])" office:value-type="string" office:string-value=" TACUAREMBO" calcext:value-type="string">
            <text:p><text:s/>TACUAREMBO</text:p>
          </table:table-cell>
          <table:table-cell table:formula="of:=CONCATENATE(&quot;[&quot;; [.C311]; &quot;]&quot;)" office:value-type="string" office:string-value="[168]" calcext:value-type="string">
            <text:p>[168]</text:p>
          </table:table-cell>
          <table:table-cell table:formula="of:=[.B311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COLONIA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 &quot;; [.A312])" office:value-type="string" office:string-value=" TACUAREMBO" calcext:value-type="string">
            <text:p><text:s/>TACUAREMBO</text:p>
          </table:table-cell>
          <table:table-cell table:formula="of:=CONCATENATE(&quot;[&quot;; [.C312]; &quot;]&quot;)" office:value-type="string" office:string-value="[79]" calcext:value-type="string">
            <text:p>[79]</text:p>
          </table:table-cell>
          <table:table-cell table:formula="of:=[.B312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DURAZNO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CONCATENATE(&quot; &quot;; [.A313])" office:value-type="string" office:string-value=" TACUAREMBO" calcext:value-type="string">
            <text:p><text:s/>TACUAREMBO</text:p>
          </table:table-cell>
          <table:table-cell table:formula="of:=CONCATENATE(&quot;[&quot;; [.C313]; &quot;]&quot;)" office:value-type="string" office:string-value="[304]" calcext:value-type="string">
            <text:p>[304]</text:p>
          </table:table-cell>
          <table:table-cell table:formula="of:=[.B313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FLORES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 &quot;; [.A314])" office:value-type="string" office:string-value=" TACUAREMBO" calcext:value-type="string">
            <text:p><text:s/>TACUAREMBO</text:p>
          </table:table-cell>
          <table:table-cell table:formula="of:=CONCATENATE(&quot;[&quot;; [.C314]; &quot;]&quot;)" office:value-type="string" office:string-value="[79]" calcext:value-type="string">
            <text:p>[79]</text:p>
          </table:table-cell>
          <table:table-cell table:formula="of:=[.B314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FLORIDA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&quot; &quot;; [.A315])" office:value-type="string" office:string-value=" TACUAREMBO" calcext:value-type="string">
            <text:p><text:s/>TACUAREMBO</text:p>
          </table:table-cell>
          <table:table-cell table:formula="of:=CONCATENATE(&quot;[&quot;; [.C315]; &quot;]&quot;)" office:value-type="string" office:string-value="[92]" calcext:value-type="string">
            <text:p>[92]</text:p>
          </table:table-cell>
          <table:table-cell table:formula="of:=[.B315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LAVALLEJA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&quot; &quot;; [.A316])" office:value-type="string" office:string-value=" TACUAREMBO" calcext:value-type="string">
            <text:p><text:s/>TACUAREMBO</text:p>
          </table:table-cell>
          <table:table-cell table:formula="of:=CONCATENATE(&quot;[&quot;; [.C316]; &quot;]&quot;)" office:value-type="string" office:string-value="[50]" calcext:value-type="string">
            <text:p>[50]</text:p>
          </table:table-cell>
          <table:table-cell table:formula="of:=[.B316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MALDONADO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CONCATENATE(&quot; &quot;; [.A317])" office:value-type="string" office:string-value=" TACUAREMBO" calcext:value-type="string">
            <text:p><text:s/>TACUAREMBO</text:p>
          </table:table-cell>
          <table:table-cell table:formula="of:=CONCATENATE(&quot;[&quot;; [.C317]; &quot;]&quot;)" office:value-type="string" office:string-value="[363]" calcext:value-type="string">
            <text:p>[363]</text:p>
          </table:table-cell>
          <table:table-cell table:formula="of:=[.B317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PAYSANDU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CONCATENATE(&quot; &quot;; [.A318])" office:value-type="string" office:string-value=" TACUAREMBO" calcext:value-type="string">
            <text:p><text:s/>TACUAREMBO</text:p>
          </table:table-cell>
          <table:table-cell table:formula="of:=CONCATENATE(&quot;[&quot;; [.C318]; &quot;]&quot;)" office:value-type="string" office:string-value="[261]" calcext:value-type="string">
            <text:p>[261]</text:p>
          </table:table-cell>
          <table:table-cell table:formula="of:=[.B318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RIO NEGRO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CONCATENATE(&quot; &quot;; [.A319])" office:value-type="string" office:string-value=" TACUAREMBO" calcext:value-type="string">
            <text:p><text:s/>TACUAREMBO</text:p>
          </table:table-cell>
          <table:table-cell table:formula="of:=CONCATENATE(&quot;[&quot;; [.C319]; &quot;]&quot;)" office:value-type="string" office:string-value="[134]" calcext:value-type="string">
            <text:p>[134]</text:p>
          </table:table-cell>
          <table:table-cell table:formula="of:=[.B319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RIVERA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CONCATENATE(&quot; &quot;; [.A320])" office:value-type="string" office:string-value=" TACUAREMBO" calcext:value-type="string">
            <text:p><text:s/>TACUAREMBO</text:p>
          </table:table-cell>
          <table:table-cell table:formula="of:=CONCATENATE(&quot;[&quot;; [.C320]; &quot;]&quot;)" office:value-type="string" office:string-value="[421]" calcext:value-type="string">
            <text:p>[421]</text:p>
          </table:table-cell>
          <table:table-cell table:formula="of:=[.B320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ROCHA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&quot; &quot;; [.A321])" office:value-type="string" office:string-value=" TACUAREMBO" calcext:value-type="string">
            <text:p><text:s/>TACUAREMBO</text:p>
          </table:table-cell>
          <table:table-cell table:formula="of:=CONCATENATE(&quot;[&quot;; [.C321]; &quot;]&quot;)" office:value-type="string" office:string-value="[35]" calcext:value-type="string">
            <text:p>[35]</text:p>
          </table:table-cell>
          <table:table-cell table:formula="of:=[.B321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SALTO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&quot; &quot;; [.A322])" office:value-type="string" office:string-value=" TACUAREMBO" calcext:value-type="string">
            <text:p><text:s/>TACUAREMBO</text:p>
          </table:table-cell>
          <table:table-cell table:formula="of:=CONCATENATE(&quot;[&quot;; [.C322]; &quot;]&quot;)" office:value-type="string" office:string-value="[174]" calcext:value-type="string">
            <text:p>[174]</text:p>
          </table:table-cell>
          <table:table-cell table:formula="of:=[.B322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SAN JOSE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&quot; &quot;; [.A323])" office:value-type="string" office:string-value=" TACUAREMBO" calcext:value-type="string">
            <text:p><text:s/>TACUAREMBO</text:p>
          </table:table-cell>
          <table:table-cell table:formula="of:=CONCATENATE(&quot;[&quot;; [.C323]; &quot;]&quot;)" office:value-type="string" office:string-value="[88]" calcext:value-type="string">
            <text:p>[88]</text:p>
          </table:table-cell>
          <table:table-cell table:formula="of:=[.B323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SORIANO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&quot; &quot;; [.A324])" office:value-type="string" office:string-value=" TACUAREMBO" calcext:value-type="string">
            <text:p><text:s/>TACUAREMBO</text:p>
          </table:table-cell>
          <table:table-cell table:formula="of:=CONCATENATE(&quot;[&quot;; [.C324]; &quot;]&quot;)" office:value-type="string" office:string-value="[72]" calcext:value-type="string">
            <text:p>[72]</text:p>
          </table:table-cell>
          <table:table-cell table:formula="of:=[.B324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TACUAREMBO</text:p>
          </table:table-cell>
          <table:table-cell office:value-type="string" calcext:value-type="string">
            <text:p>TREINTA Y TR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&quot; &quot;; [.A325])" office:value-type="string" office:string-value=" TACUAREMBO" calcext:value-type="string">
            <text:p><text:s/>TACUAREMBO</text:p>
          </table:table-cell>
          <table:table-cell table:formula="of:=CONCATENATE(&quot;[&quot;; [.C325]; &quot;]&quot;)" office:value-type="string" office:string-value="[32]" calcext:value-type="string">
            <text:p>[32]</text:p>
          </table:table-cell>
          <table:table-cell table:formula="of:=[.B325]" office:value-type="string" office:string-value="TREINTA Y TRES" calcext:value-type="string">
            <text:p>TREINTA Y TRE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MONTEVIDEO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CONCATENATE(&quot; &quot;; [.A326])" office:value-type="string" office:string-value=" TREINTA Y TRES" calcext:value-type="string">
            <text:p><text:s/>TREINTA Y TRES</text:p>
          </table:table-cell>
          <table:table-cell table:formula="of:=CONCATENATE(&quot;[&quot;; [.C326]; &quot;]&quot;)" office:value-type="string" office:string-value="[1024]" calcext:value-type="string">
            <text:p>[1024]</text:p>
          </table:table-cell>
          <table:table-cell table:formula="of:=[.B326]" office:value-type="string" office:string-value="MONTEVIDEO" calcext:value-type="string">
            <text:p>MONTEVIDE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ARTIGA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 &quot;; [.A327])" office:value-type="string" office:string-value=" TREINTA Y TRES" calcext:value-type="string">
            <text:p><text:s/>TREINTA Y TRES</text:p>
          </table:table-cell>
          <table:table-cell table:formula="of:=CONCATENATE(&quot;[&quot;; [.C327]; &quot;]&quot;)" office:value-type="string" office:string-value="[10]" calcext:value-type="string">
            <text:p>[10]</text:p>
          </table:table-cell>
          <table:table-cell table:formula="of:=[.B327]" office:value-type="string" office:string-value="ARTIGAS" calcext:value-type="string">
            <text:p>ARTIGA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CANELONES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CONCATENATE(&quot; &quot;; [.A328])" office:value-type="string" office:string-value=" TREINTA Y TRES" calcext:value-type="string">
            <text:p><text:s/>TREINTA Y TRES</text:p>
          </table:table-cell>
          <table:table-cell table:formula="of:=CONCATENATE(&quot;[&quot;; [.C328]; &quot;]&quot;)" office:value-type="string" office:string-value="[259]" calcext:value-type="string">
            <text:p>[259]</text:p>
          </table:table-cell>
          <table:table-cell table:formula="of:=[.B328]" office:value-type="string" office:string-value="CANELONES" calcext:value-type="string">
            <text:p>CANELONE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CERRO LARGO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CONCATENATE(&quot; &quot;; [.A329])" office:value-type="string" office:string-value=" TREINTA Y TRES" calcext:value-type="string">
            <text:p><text:s/>TREINTA Y TRES</text:p>
          </table:table-cell>
          <table:table-cell table:formula="of:=CONCATENATE(&quot;[&quot;; [.C329]; &quot;]&quot;)" office:value-type="string" office:string-value="[409]" calcext:value-type="string">
            <text:p>[409]</text:p>
          </table:table-cell>
          <table:table-cell table:formula="of:=[.B329]" office:value-type="string" office:string-value="CERRO LARGO" calcext:value-type="string">
            <text:p>CERRO LARG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COLONIA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&quot; &quot;; [.A330])" office:value-type="string" office:string-value=" TREINTA Y TRES" calcext:value-type="string">
            <text:p><text:s/>TREINTA Y TRES</text:p>
          </table:table-cell>
          <table:table-cell table:formula="of:=CONCATENATE(&quot;[&quot;; [.C330]; &quot;]&quot;)" office:value-type="string" office:string-value="[41]" calcext:value-type="string">
            <text:p>[41]</text:p>
          </table:table-cell>
          <table:table-cell table:formula="of:=[.B330]" office:value-type="string" office:string-value="COLONIA" calcext:value-type="string">
            <text:p>COLONI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DURAZNO</text:p>
          </table:table-cell>
          <table:table-cell office:value-type="float" office:value="91" calcext:value-type="float">
            <text:p>91</text:p>
          </table:table-cell>
          <table:table-cell/>
          <table:table-cell table:formula="of:=CONCATENATE(&quot; &quot;; [.A331])" office:value-type="string" office:string-value=" TREINTA Y TRES" calcext:value-type="string">
            <text:p><text:s/>TREINTA Y TRES</text:p>
          </table:table-cell>
          <table:table-cell table:formula="of:=CONCATENATE(&quot;[&quot;; [.C331]; &quot;]&quot;)" office:value-type="string" office:string-value="[91]" calcext:value-type="string">
            <text:p>[91]</text:p>
          </table:table-cell>
          <table:table-cell table:formula="of:=[.B331]" office:value-type="string" office:string-value="DURAZNO" calcext:value-type="string">
            <text:p>DURAZN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FLORE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 &quot;; [.A332])" office:value-type="string" office:string-value=" TREINTA Y TRES" calcext:value-type="string">
            <text:p><text:s/>TREINTA Y TRES</text:p>
          </table:table-cell>
          <table:table-cell table:formula="of:=CONCATENATE(&quot;[&quot;; [.C332]; &quot;]&quot;)" office:value-type="string" office:string-value="[2]" calcext:value-type="string">
            <text:p>[2]</text:p>
          </table:table-cell>
          <table:table-cell table:formula="of:=[.B332]" office:value-type="string" office:string-value="FLORES" calcext:value-type="string">
            <text:p>FLORES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FLORIDA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&quot; &quot;; [.A333])" office:value-type="string" office:string-value=" TREINTA Y TRES" calcext:value-type="string">
            <text:p><text:s/>TREINTA Y TRES</text:p>
          </table:table-cell>
          <table:table-cell table:formula="of:=CONCATENATE(&quot;[&quot;; [.C333]; &quot;]&quot;)" office:value-type="string" office:string-value="[58]" calcext:value-type="string">
            <text:p>[58]</text:p>
          </table:table-cell>
          <table:table-cell table:formula="of:=[.B333]" office:value-type="string" office:string-value="FLORIDA" calcext:value-type="string">
            <text:p>FLORID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LAVALLEJA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CONCATENATE(&quot; &quot;; [.A334])" office:value-type="string" office:string-value=" TREINTA Y TRES" calcext:value-type="string">
            <text:p><text:s/>TREINTA Y TRES</text:p>
          </table:table-cell>
          <table:table-cell table:formula="of:=CONCATENATE(&quot;[&quot;; [.C334]; &quot;]&quot;)" office:value-type="string" office:string-value="[172]" calcext:value-type="string">
            <text:p>[172]</text:p>
          </table:table-cell>
          <table:table-cell table:formula="of:=[.B334]" office:value-type="string" office:string-value="LAVALLEJA" calcext:value-type="string">
            <text:p>LAVALLEJ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MALDONADO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CONCATENATE(&quot; &quot;; [.A335])" office:value-type="string" office:string-value=" TREINTA Y TRES" calcext:value-type="string">
            <text:p><text:s/>TREINTA Y TRES</text:p>
          </table:table-cell>
          <table:table-cell table:formula="of:=CONCATENATE(&quot;[&quot;; [.C335]; &quot;]&quot;)" office:value-type="string" office:string-value="[776]" calcext:value-type="string">
            <text:p>[776]</text:p>
          </table:table-cell>
          <table:table-cell table:formula="of:=[.B335]" office:value-type="string" office:string-value="MALDONADO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PAYSAND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 &quot;; [.A336])" office:value-type="string" office:string-value=" TREINTA Y TRES" calcext:value-type="string">
            <text:p><text:s/>TREINTA Y TRES</text:p>
          </table:table-cell>
          <table:table-cell table:formula="of:=CONCATENATE(&quot;[&quot;; [.C336]; &quot;]&quot;)" office:value-type="string" office:string-value="[16]" calcext:value-type="string">
            <text:p>[16]</text:p>
          </table:table-cell>
          <table:table-cell table:formula="of:=[.B336]" office:value-type="string" office:string-value="PAYSANDU" calcext:value-type="string">
            <text:p>PAYSANDU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RIO NEGRO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&quot; &quot;; [.A337])" office:value-type="string" office:string-value=" TREINTA Y TRES" calcext:value-type="string">
            <text:p><text:s/>TREINTA Y TRES</text:p>
          </table:table-cell>
          <table:table-cell table:formula="of:=CONCATENATE(&quot;[&quot;; [.C337]; &quot;]&quot;)" office:value-type="string" office:string-value="[16]" calcext:value-type="string">
            <text:p>[16]</text:p>
          </table:table-cell>
          <table:table-cell table:formula="of:=[.B337]" office:value-type="string" office:string-value="RIO NEGRO" calcext:value-type="string">
            <text:p>RIO NEGR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RIVERA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 &quot;; [.A338])" office:value-type="string" office:string-value=" TREINTA Y TRES" calcext:value-type="string">
            <text:p><text:s/>TREINTA Y TRES</text:p>
          </table:table-cell>
          <table:table-cell table:formula="of:=CONCATENATE(&quot;[&quot;; [.C338]; &quot;]&quot;)" office:value-type="string" office:string-value="[23]" calcext:value-type="string">
            <text:p>[23]</text:p>
          </table:table-cell>
          <table:table-cell table:formula="of:=[.B338]" office:value-type="string" office:string-value="RIVERA" calcext:value-type="string">
            <text:p>RIVER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ROCHA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&quot; &quot;; [.A339])" office:value-type="string" office:string-value=" TREINTA Y TRES" calcext:value-type="string">
            <text:p><text:s/>TREINTA Y TRES</text:p>
          </table:table-cell>
          <table:table-cell table:formula="of:=CONCATENATE(&quot;[&quot;; [.C339]; &quot;]&quot;)" office:value-type="string" office:string-value="[174]" calcext:value-type="string">
            <text:p>[174]</text:p>
          </table:table-cell>
          <table:table-cell table:formula="of:=[.B339]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SALTO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&quot; &quot;; [.A340])" office:value-type="string" office:string-value=" TREINTA Y TRES" calcext:value-type="string">
            <text:p><text:s/>TREINTA Y TRES</text:p>
          </table:table-cell>
          <table:table-cell table:formula="of:=CONCATENATE(&quot;[&quot;; [.C340]; &quot;]&quot;)" office:value-type="string" office:string-value="[13]" calcext:value-type="string">
            <text:p>[13]</text:p>
          </table:table-cell>
          <table:table-cell table:formula="of:=[.B340]" office:value-type="string" office:string-value="SALTO" calcext:value-type="string">
            <text:p>SALT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SAN JOSE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&quot; &quot;; [.A341])" office:value-type="string" office:string-value=" TREINTA Y TRES" calcext:value-type="string">
            <text:p><text:s/>TREINTA Y TRES</text:p>
          </table:table-cell>
          <table:table-cell table:formula="of:=CONCATENATE(&quot;[&quot;; [.C341]; &quot;]&quot;)" office:value-type="string" office:string-value="[28]" calcext:value-type="string">
            <text:p>[28]</text:p>
          </table:table-cell>
          <table:table-cell table:formula="of:=[.B341]" office:value-type="string" office:string-value="SAN JOSE" calcext:value-type="string">
            <text:p>SAN JOSE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SORIANO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 &quot;; [.A342])" office:value-type="string" office:string-value=" TREINTA Y TRES" calcext:value-type="string">
            <text:p><text:s/>TREINTA Y TRES</text:p>
          </table:table-cell>
          <table:table-cell table:formula="of:=CONCATENATE(&quot;[&quot;; [.C342]; &quot;]&quot;)" office:value-type="string" office:string-value="[25]" calcext:value-type="string">
            <text:p>[25]</text:p>
          </table:table-cell>
          <table:table-cell table:formula="of:=[.B342]" office:value-type="string" office:string-value="SORIANO" calcext:value-type="string">
            <text:p>SORIANO</text:p>
          </table:table-cell>
        </table:table-row>
        <table:table-row table:style-name="ro1">
          <table:table-cell office:value-type="string" calcext:value-type="string">
            <text:p>TREINTA Y TRES</text:p>
          </table:table-cell>
          <table:table-cell office:value-type="string" calcext:value-type="string">
            <text:p>TACUAREMBO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&quot; &quot;; [.A343])" office:value-type="string" office:string-value=" TREINTA Y TRES" calcext:value-type="string">
            <text:p><text:s/>TREINTA Y TRES</text:p>
          </table:table-cell>
          <table:table-cell table:formula="of:=CONCATENATE(&quot;[&quot;; [.C343]; &quot;]&quot;)" office:value-type="string" office:string-value="[38]" calcext:value-type="string">
            <text:p>[38]</text:p>
          </table:table-cell>
          <table:table-cell table:formula="of:=[.B343]" office:value-type="string" office:string-value="TACUAREMBO" calcext:value-type="string">
            <text:p>TACUAREM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10:04:58.607114064</dc:date>
    <meta:editing-duration>PT16M22S</meta:editing-duration>
    <meta:editing-cycles>2</meta:editing-cycles>
    <meta:generator>LibreOffice/6.4.7.2$Linux_X86_64 LibreOffice_project/40$Build-2</meta:generator>
    <meta:document-statistic meta:table-count="1" meta:cell-count="2058" meta:object-count="0"/>
  </office:meta>
</office:document-meta>
</file>